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 Mono" fo:font-size="9pt" style:font-size-asian="7.84999990463257pt" style:font-size-complex="9pt"/>
    </style:style>
    <style:style style:name="T1" style:family="text">
      <style:text-properties officeooo:rsid="0000f28f"/>
    </style:style>
    <style:style style:name="T2" style:family="text">
      <style:text-properties officeooo:rsid="0001a0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--</text:p>
      <text:p text:style-name="P1">--Title: MemoryGame</text:p>
      <text:p text:style-name="P1">--Name: Nathaniel Roberts, Mitch Walker</text:p>
      <text:p text:style-name="P1">--Date: <text:span text:style-name="T1">4/23/25</text:span></text:p>
      <text:p text:style-name="P1">--Prof: Scott Tippens</text:p>
      <text:p text:style-name="P1">--Desc: Memory Game design file</text:p>
      <text:p text:style-name="P1">-- <text:s text:c="5"/>This module contains the main operating instructions of the Memory game.</text:p>
      <text:p text:style-name="P1">-- <text:s text:c="6"/></text:p>
      <text:p text:style-name="P1">-- <text:s text:c="5"/>To start the game a player must press the center push button.</text:p>
      <text:p text:style-name="P1">-- <text:s text:c="5"/>Then 5 separate leds will light on the 16 wide led display once each second.</text:p>
      <text:p text:style-name="P1">-- <text:s text:c="5"/></text:p>
      <text:p text:style-name="P1">-- <text:s text:c="5"/>They player must recall the order of the leds by flipping the corresponding </text:p>
      <text:p text:style-name="P1">-- <text:s text:c="5"/>slide switch. Once all numbers were guessed correctly, a short victory patter</text:p>
      <text:p text:style-name="P1">-- <text:s text:c="5"/>lights, the score increments and the next round starts automatically.</text:p>
      <text:p text:style-name="P1">-- <text:s text:c="5"/></text:p>
      <text:p text:style-name="P1">-- <text:s text:c="5"/>Each successive round is faster than the last. The game ends at any point the</text:p>
      <text:p text:style-name="P1">-- <text:s text:c="5"/>player guesses the wrong number during their turn.</text:p>
      <text:p text:style-name="P1">------------------------------------------------------------------------------------</text:p>
      <text:p text:style-name="P1"/>
      <text:p text:style-name="P1">entity MemoryGame is</text:p>
      <text:p text:style-name="P1"><text:s text:c="4"/>generic(</text:p>
      <text:p text:style-name="P1"><text:s text:c="8"/>MAX_COUNT_SCALER : integer;</text:p>
      <text:p text:style-name="P1"><text:s text:c="8"/>SCALE_AMOUNT : integer;</text:p>
      <text:p text:style-name="P1"><text:s text:c="8"/>MAX_TOGGLE_COUNT : integer;</text:p>
      <text:p text:style-name="P1"><text:s text:c="8"/>BLINK_COUNT : integer</text:p>
      <text:p text:style-name="P1"><text:s text:c="4"/>);</text:p>
      <text:p text:style-name="P1"><text:s text:c="4"/>port(</text:p>
      <text:p text:style-name="P1"><text:s text:c="8"/>switches : in std_logic_vector(15 downto 0);</text:p>
      <text:p text:style-name="P1"><text:s text:c="8"/>start : in std_logic;</text:p>
      <text:p text:style-name="P1"/>
      <text:p text:style-name="P1"><text:s text:c="8"/>clock : in std_logic;</text:p>
      <text:p text:style-name="P1"><text:s text:c="8"/>reset : in std_logic;</text:p>
      <text:p text:style-name="P1"/>
      <text:p text:style-name="P1"><text:s text:c="8"/>leds : out std_logic_vector(15 downto 0);</text:p>
      <text:p text:style-name="P1"/>
      <text:p text:style-name="P1"><text:s text:c="8"/>outputScore : out std_logic_vector(7 downto 0);</text:p>
      <text:p text:style-name="P1"/>
      <text:p text:style-name="P1"><text:s text:c="8"/>blanks : out std_logic_vector(3 downto 0)</text:p>
      <text:p text:style-name="P1"><text:s text:c="4"/>);</text:p>
      <text:p text:style-name="P1">end entity MemoryGame;</text:p>
      <text:p text:style-name="P1"/>
      <text:p text:style-name="P1"/>
      <text:p text:style-name="P1">architecture MemoryGame_ARCH of MemoryGame is</text:p>
      <text:p text:style-name="P1"/>
      <text:p text:style-name="P1"><text:s text:c="4"/>------------------------------------------------------------------------------------</text:p>
      <text:p text:style-name="P1"><text:s text:c="4"/>--constants and status signals</text:p>
      <text:p text:style-name="P1"><text:s text:c="4"/>------------------------------------------------------------------------------------</text:p>
      <text:p text:style-name="P1"/>
      <text:p text:style-name="P1"><text:s text:c="4"/>--this is subtracted from the toggling counter, making the <text:span text:style-name="T2">leds</text:span> blink faster</text:p>
      <text:p text:style-name="P1"><text:s text:c="4"/>signal countScaler : integer range 0 to MAX_COUNT_SCALER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4"/>------------------------------------------------------------------------------------</text:p>
      <text:p text:style-name="P1"><text:s text:c="4"/>--component definitions</text:p>
      <text:p text:style-name="P1"><text:s text:c="4"/>------------------------------------------------------------------------------------</text:p>
      <text:p text:style-name="P1"><text:s text:c="4"/>component RandomNumbers is</text:p>
      <text:p text:style-name="P1"><text:s text:c="8"/>port(</text:p>
      <text:p text:style-name="P1"><text:s text:c="12"/>generateEN : in <text:s/>std_logic;</text:p>
      <text:p text:style-name="P1"><text:s text:c="12"/>clock <text:s text:c="5"/>: in <text:s/>std_logic;</text:p>
      <text:p text:style-name="P1"><text:s text:c="12"/>reset <text:s text:c="5"/>: in <text:s/>std_logic;</text:p>
      <text:p text:style-name="P1"/>
      <text:p text:style-name="P1"><text:s text:c="12"/>readyEN <text:s text:c="3"/>: out std_logic;</text:p>
      <text:p text:style-name="P1"/>
      <text:p text:style-name="P1"><text:s text:c="12"/>number0 <text:s text:c="3"/>: out std_logic_vector(3 downto 0);</text:p>
      <text:p text:style-name="P1"><text:s text:c="12"/>number1 <text:s text:c="3"/>: out std_logic_vector(3 downto 0);</text:p>
      <text:p text:style-name="P1"><text:s text:c="12"/>number2 <text:s text:c="3"/>: out std_logic_vector(3 downto 0);</text:p>
      <text:p text:style-name="P1"><text:s text:c="12"/>number3 <text:s text:c="3"/>: out std_logic_vector(3 downto 0);</text:p>
      <text:p text:style-name="P1"><text:s text:c="12"/>number4 <text:s text:c="3"/>: out std_logic_vector(3 downto 0)</text:p>
      <text:p text:style-name="P1"><text:s text:c="8"/>);</text:p>
      <text:p text:style-name="P1"><text:s text:c="4"/>end component RandomNumbers;</text:p>
      <text:p text:style-name="P1"/>
      <text:p text:style-name="P1"><text:s text:c="4"/>component NumberChecker is</text:p>
      <text:p text:style-name="P1"><text:s text:c="8"/>port(</text:p>
      <text:p text:style-name="P1"><text:s text:c="12"/>switches <text:s text:c="3"/>: in <text:s/>std_logic_vector(15 downto 0);</text:p>
      <text:p text:style-name="P1"/>
      <text:p text:style-name="P1"><text:s text:c="12"/>number0 <text:s text:c="4"/>: in <text:s/>std_logic_vector(3 downto 0);</text:p>
      <text:p text:style-name="P1"><text:s text:c="12"/>number1 <text:s text:c="4"/>: in <text:s/>std_logic_vector(3 downto 0);</text:p>
      <text:p text:style-name="P1"><text:s text:c="12"/>number2 <text:s text:c="4"/>: in <text:s/>std_logic_vector(3 downto 0);</text:p>
      <text:p text:style-name="P1"><text:s text:c="12"/>number3 <text:s text:c="4"/>: in <text:s/>std_logic_vector(3 downto 0);</text:p>
      <text:p text:style-name="P1"><text:s text:c="12"/>number4 <text:s text:c="4"/>: in <text:s/>std_logic_vector(3 downto 0);</text:p>
      <text:p text:style-name="P1"/>
      <text:p text:style-name="P1"><text:s text:c="12"/>readMode <text:s text:c="3"/>: in <text:s/>std_logic;</text:p>
      <text:p text:style-name="P1"/>
      <text:p text:style-name="P1"><text:s text:c="12"/>clock <text:s text:c="6"/>: in <text:s/>std_logic;</text:p>
      <text:p text:style-name="P1"><text:s text:c="12"/>reset <text:s text:c="6"/>: in <text:s/>std_logic;</text:p>
      <text:p text:style-name="P1"/>
      <text:p text:style-name="P1"><text:s text:c="12"/>gameOverEN <text:s/>: out std_logic;</text:p>
      <text:p text:style-name="P1"><text:s text:c="12"/>gameWinEN <text:s text:c="2"/>: out std_logic</text:p>
      <text:p text:style-name="P1"><text:s text:c="8"/>);</text:p>
      <text:p text:style-name="P1"><text:s text:c="4"/>end component NumberChecker;</text:p>
      <text:p text:style-name="P1"/>
      <text:p text:style-name="P1"><text:s text:c="4"/>component WinPattern</text:p>
      <text:p text:style-name="P1"><text:s text:c="8"/>generic(BLINK_COUNT : natural);</text:p>
      <text:p text:style-name="P1"><text:s text:c="8"/>port(</text:p>
      <text:p text:style-name="P1"><text:s text:c="12"/>winPatternMode <text:s text:c="2"/>: in <text:s/>std_logic;</text:p>
      <text:p text:style-name="P1"><text:s text:c="12"/>reset <text:s text:c="11"/>: in <text:s/>std_logic;</text:p>
      <text:p text:style-name="P1"><text:s text:c="12"/>clock <text:s text:c="11"/>: in <text:s/>std_logic;</text:p>
      <text:p text:style-name="P1"><text:s text:c="12"/>leds <text:s text:c="12"/>: out std_logic_vector(15 downto 0)</text:p>
      <text:p text:style-name="P1"><text:s text:c="8"/>);</text:p>
      <text:p text:style-name="P1"><text:s text:c="4"/>end component WinPattern;</text:p>
      <text:p text:style-name="P1"/>
      <text:p text:style-name="P1"><text:s text:c="4"/>component LosePattern</text:p>
      <text:p text:style-name="P1"><text:s text:c="8"/>generic(BLINK_COUNT : natural);</text:p>
      <text:p text:style-name="P1"><text:s text:c="8"/>port(</text:p>
      <text:p text:style-name="P1"><text:s text:c="12"/>losePatternEN <text:s text:c="4"/>: in <text:s/>std_logic;</text:p>
      <text:p text:style-name="P1"><text:s text:c="12"/>reset <text:s text:c="12"/>: in <text:s/>std_logic;</text:p>
      <text:p text:style-name="P1"><text:s text:c="12"/>clock <text:s text:c="12"/>: in <text:s/>std_logic;</text:p>
      <text:p text:style-name="P1"><text:s text:c="12"/>leds <text:s text:c="13"/>: out std_logic_vector(15 downto 0);</text:p>
      <text:p text:style-name="P1"><text:s text:c="12"/>losePatternIsBusy : out std_logic</text:p>
      <text:p text:style-name="P1"><text:s text:c="8"/>);</text:p>
      <text:p text:style-name="P1"><text:s text:c="4"/>end component LosePattern;</text:p>
      <text:p text:style-name="P1"/>
      <text:p text:style-name="P1"><text:s text:c="4"/>component LedSegments</text:p>
      <text:p text:style-name="P1"><text:s text:c="8"/>port(</text:p>
      <text:p text:style-name="P1"><text:s text:c="12"/>binary4Bit : in <text:s/>std_logic_vector(3 downto 0);</text:p>
      <text:p text:style-name="P1"><text:s text:c="12"/>outputMode : in <text:s/>std_logic;</text:p>
      <text:p text:style-name="P1"><text:s text:c="12"/>leds <text:s text:c="6"/>: out std_logic_vector(15 downto 0)</text:p>
      <text:p text:style-name="P1"><text:s text:c="8"/>);</text:p>
      <text:p text:style-name="P1"><text:s text:c="4"/>end component LedSegments;</text:p>
      <text:p text:style-name="P1"><text:soft-page-break/></text:p>
      <text:p text:style-name="P1"><text:s text:c="4"/>component BCD</text:p>
      <text:p text:style-name="P1"><text:s text:c="8"/>port(</text:p>
      <text:p text:style-name="P1"><text:s text:c="12"/>binary4Bit <text:s/>: in <text:s/>std_logic_vector(3 downto 0);</text:p>
      <text:p text:style-name="P1"><text:s text:c="12"/>decimalOnes : out std_logic_vector(3 downto 0);</text:p>
      <text:p text:style-name="P1"><text:s text:c="12"/>decimalTens : out std_logic_vector(3 downto 0)</text:p>
      <text:p text:style-name="P1"><text:s text:c="8"/>);</text:p>
      <text:p text:style-name="P1"><text:s text:c="4"/>end component BCD;</text:p>
      <text:p text:style-name="P1"/>
      <text:p text:style-name="P1"><text:s text:c="4"/>------------------------------------------------------------------------------------</text:p>
      <text:p text:style-name="P1"><text:s text:c="4"/>-- connecting signals</text:p>
      <text:p text:style-name="P1"><text:s text:c="4"/>------------------------------------------------------------------------------------</text:p>
      <text:p text:style-name="P1"><text:s text:c="4"/>--Signals for RNG_GENERATOR</text:p>
      <text:p text:style-name="P1"><text:s text:c="4"/>signal readyEN : std_logic;</text:p>
      <text:p text:style-name="P1"><text:s text:c="4"/>signal number0 : std_logic_vector(3 downto 0);</text:p>
      <text:p text:style-name="P1"><text:s text:c="4"/>signal number1 : std_logic_vector(3 downto 0);</text:p>
      <text:p text:style-name="P1"><text:s text:c="4"/>signal number2 : std_logic_vector(3 downto 0);</text:p>
      <text:p text:style-name="P1"><text:s text:c="4"/>signal number3 : std_logic_vector(3 downto 0);</text:p>
      <text:p text:style-name="P1"><text:s text:c="4"/>signal number4 : std_logic_vector(3 downto 0);</text:p>
      <text:p text:style-name="P1"><text:s text:c="4"/>signal outputNumber : std_logic_vector(3 downto 0);</text:p>
      <text:p text:style-name="P1"/>
      <text:p text:style-name="P1"><text:s text:c="4"/>--Control signal for the RNG_GENERATOR</text:p>
      <text:p text:style-name="P1"><text:s text:c="4"/>signal startControl : std_logic;</text:p>
      <text:p text:style-name="P1"/>
      <text:p text:style-name="P1"><text:s text:c="4"/>--Signals for CHECK_NUMBERS</text:p>
      <text:p text:style-name="P1"><text:s text:c="4"/>signal readMode : std_logic;</text:p>
      <text:p text:style-name="P1"><text:s text:c="4"/>signal nextRoundEN : std_logic;</text:p>
      <text:p text:style-name="P1"><text:s text:c="4"/>signal gameOverEN : std_logic;</text:p>
      <text:p text:style-name="P1"><text:s text:c="4"/>signal gameWinEN : std_logic;</text:p>
      <text:p text:style-name="P1"><text:s text:c="4"/>signal ledMode : std_logic;</text:p>
      <text:p text:style-name="P1"/>
      <text:p text:style-name="P1"><text:s text:c="4"/>--Score represented as a integer and later converted to vector</text:p>
      <text:p text:style-name="P1"><text:s text:c="4"/>signal score : integer range 0 to 15;</text:p>
      <text:p text:style-name="P1"><text:s text:c="4"/>signal scoreVector : std_logic_vector(3 downto 0);</text:p>
      <text:p text:style-name="P1"/>
      <text:p text:style-name="P1"><text:s text:c="4"/>--Level signal to make sure user cannot press the start button</text:p>
      <text:p text:style-name="P1"><text:s text:c="4"/>--while the lose pattern is playing.</text:p>
      <text:p text:style-name="P1"><text:s text:c="4"/>signal losePatternIsBusy : std_logic;</text:p>
      <text:p text:style-name="P1"/>
      <text:p text:style-name="P1"><text:s text:c="4"/>--Timer controlled state signal</text:p>
      <text:p text:style-name="P1"><text:s text:c="4"/>signal SMTimer : integer;</text:p>
      <text:p text:style-name="P1"/>
      <text:p text:style-name="P1"><text:s text:c="4"/>--Level controls for the win and lose patters</text:p>
      <text:p text:style-name="P1"><text:s text:c="4"/>signal loseMode : std_logic;</text:p>
      <text:p text:style-name="P1"><text:s text:c="4"/>signal winMode : std_logic;</text:p>
      <text:p text:style-name="P1"/>
      <text:p text:style-name="P1">begin</text:p>
      <text:p text:style-name="P1"/>
      <text:p text:style-name="P1"><text:s text:c="4"/>------------------------------------------------------------------------------------</text:p>
      <text:p text:style-name="P1"><text:s text:c="4"/>-- Random number generator component controlled by a combinational control signal</text:p>
      <text:p text:style-name="P1"><text:s text:c="4"/>------------------------------------------------------------------------------------</text:p>
      <text:p text:style-name="P1"><text:s text:c="4"/>startControl &lt;= (start and readMode and (not losePatternIsBusy)) or nextRoundEN;</text:p>
      <text:p text:style-name="P1"><text:s text:c="4"/>RNG_GENERATOR : component RandomNumbers port map(</text:p>
      <text:p text:style-name="P1"><text:s text:c="8"/>generateEN =&gt; startControl,</text:p>
      <text:p text:style-name="P1"/>
      <text:p text:style-name="P1"><text:s text:c="8"/>clock <text:s text:c="5"/>=&gt; clock,</text:p>
      <text:p text:style-name="P1"><text:s text:c="8"/>reset <text:s text:c="5"/>=&gt; reset,</text:p>
      <text:p text:style-name="P1"/>
      <text:p text:style-name="P1"><text:s text:c="8"/>--------------outputs</text:p>
      <text:p text:style-name="P1"><text:s text:c="8"/>readyEN <text:s text:c="3"/>=&gt; readyEN,</text:p>
      <text:p text:style-name="P1"/>
      <text:p text:style-name="P1"><text:s text:c="8"/>number0 <text:s text:c="3"/>=&gt; number0,</text:p>
      <text:p text:style-name="P1"><text:s text:c="8"/>number1 <text:s text:c="3"/>=&gt; number1,</text:p>
      <text:p text:style-name="P1"><text:s text:c="8"/>number2 <text:s text:c="3"/>=&gt; number2,</text:p>
      <text:p text:style-name="P1"><text:s text:c="8"/>number3 <text:s text:c="3"/>=&gt; number3,</text:p>
      <text:p text:style-name="P1"><text:s text:c="8"/>number4 <text:s text:c="3"/>=&gt; number4</text:p>
      <text:p text:style-name="P1"><text:s text:c="4"/>);</text:p>
      <text:p text:style-name="P1"><text:soft-page-break/></text:p>
      <text:p text:style-name="P1"><text:s text:c="4"/>------------------------------------------------------------------------------------</text:p>
      <text:p text:style-name="P1"><text:s text:c="4"/>-- Number checker component that ouputs a pulse when all numbers intered are correct</text:p>
      <text:p text:style-name="P1"><text:s text:c="4"/>------------------------------------------------------------------------------------</text:p>
      <text:p text:style-name="P1"><text:s text:c="4"/>CHECK_NUMBERS : component NumberChecker port map(</text:p>
      <text:p text:style-name="P1"><text:s text:c="8"/>switches <text:s text:c="3"/>=&gt; switches,</text:p>
      <text:p text:style-name="P1"/>
      <text:p text:style-name="P1"><text:s text:c="8"/>number0 <text:s text:c="4"/>=&gt; number0,</text:p>
      <text:p text:style-name="P1"><text:s text:c="8"/>number1 <text:s text:c="4"/>=&gt; number1,</text:p>
      <text:p text:style-name="P1"><text:s text:c="8"/>number2 <text:s text:c="4"/>=&gt; number2,</text:p>
      <text:p text:style-name="P1"><text:s text:c="8"/>number3 <text:s text:c="4"/>=&gt; number3,</text:p>
      <text:p text:style-name="P1"><text:s text:c="8"/>number4 <text:s text:c="4"/>=&gt; number4,</text:p>
      <text:p text:style-name="P1"/>
      <text:p text:style-name="P1"><text:s text:c="8"/>readMode <text:s text:c="3"/>=&gt; readMode,</text:p>
      <text:p text:style-name="P1"/>
      <text:p text:style-name="P1"><text:s text:c="8"/>clock <text:s text:c="6"/>=&gt; clock,</text:p>
      <text:p text:style-name="P1"><text:s text:c="8"/>reset <text:s text:c="6"/>=&gt; reset,</text:p>
      <text:p text:style-name="P1"/>
      <text:p text:style-name="P1"><text:s text:c="8"/>--------------outputs</text:p>
      <text:p text:style-name="P1"><text:s text:c="8"/>gameOverEN <text:s/>=&gt; gameOverEN,</text:p>
      <text:p text:style-name="P1"><text:s text:c="8"/>gameWinEN <text:s text:c="2"/>=&gt; gameWinEN</text:p>
      <text:p text:style-name="P1"><text:s text:c="4"/>);</text:p>
      <text:p text:style-name="P1"/>
      <text:p text:style-name="P1"><text:s text:c="4"/>------------------------------------------------------------------------------------</text:p>
      <text:p text:style-name="P1"><text:s text:c="4"/>-- Win pattern generator that is mode controlled, outpus a pulse to start next round</text:p>
      <text:p text:style-name="P1"><text:s text:c="4"/>------------------------------------------------------------------------------------</text:p>
      <text:p text:style-name="P1"><text:s text:c="4"/>WIN_PATTERN_DRIVER : component WinPattern</text:p>
      <text:p text:style-name="P1"><text:s text:c="8"/>generic map(</text:p>
      <text:p text:style-name="P1"><text:s text:c="12"/>BLINK_COUNT =&gt; BLINK_COUNT</text:p>
      <text:p text:style-name="P1"><text:s text:c="8"/>)</text:p>
      <text:p text:style-name="P1"><text:s text:c="8"/>port map(</text:p>
      <text:p text:style-name="P1"><text:s text:c="12"/>winPatternMode <text:s text:c="2"/>=&gt; winMode,</text:p>
      <text:p text:style-name="P1"><text:s text:c="12"/>reset <text:s text:c="11"/>=&gt; reset,</text:p>
      <text:p text:style-name="P1"><text:s text:c="12"/>clock <text:s text:c="11"/>=&gt; clock,</text:p>
      <text:p text:style-name="P1"/>
      <text:p text:style-name="P1"><text:s text:c="12"/>--------------outputs</text:p>
      <text:p text:style-name="P1"><text:s text:c="12"/>leds <text:s text:c="12"/>=&gt; leds</text:p>
      <text:p text:style-name="P1"><text:s text:c="4"/>);</text:p>
      <text:p text:style-name="P1"/>
      <text:p text:style-name="P1"><text:s text:c="4"/>------------------------------------------------------------------------------------</text:p>
      <text:p text:style-name="P1"><text:s text:c="4"/>-- Lose pattern generator that is pulse controlled, </text:p>
      <text:p text:style-name="P1"><text:s text:c="4"/>-- ouputs a level control high if it is activley controlling the leds.</text:p>
      <text:p text:style-name="P1"><text:s text:c="4"/>------------------------------------------------------------------------------------</text:p>
      <text:p text:style-name="P1"><text:s text:c="4"/>LOSE_PATTERN_DRRIVER : LosePattern</text:p>
      <text:p text:style-name="P1"><text:s text:c="8"/>generic map(</text:p>
      <text:p text:style-name="P1"><text:s text:c="12"/>BLINK_COUNT =&gt; BLINK_COUNT</text:p>
      <text:p text:style-name="P1"><text:s text:c="8"/>)</text:p>
      <text:p text:style-name="P1"><text:s text:c="8"/>port map(</text:p>
      <text:p text:style-name="P1"><text:s text:c="12"/>losePatternEN <text:s text:c="4"/>=&gt; gameOverEN,</text:p>
      <text:p text:style-name="P1"><text:s text:c="12"/>reset <text:s text:c="12"/>=&gt; reset,</text:p>
      <text:p text:style-name="P1"><text:s text:c="12"/>clock <text:s text:c="12"/>=&gt; clock,</text:p>
      <text:p text:style-name="P1"/>
      <text:p text:style-name="P1"><text:s text:c="12"/>--------------outputs</text:p>
      <text:p text:style-name="P1"><text:s text:c="12"/>leds <text:s text:c="13"/>=&gt; leds,</text:p>
      <text:p text:style-name="P1"><text:s text:c="12"/>losePatternIsBusy =&gt; losePatternIsBusy</text:p>
      <text:p text:style-name="P1"><text:s text:c="4"/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4"/>------------------------------------------------------------------------------------</text:p>
      <text:p text:style-name="P1"><text:s text:c="4"/>-- Takes a 4 bit binary word and converts to a positional 16 bit wide vector for leds.</text:p>
      <text:p text:style-name="P1"><text:s text:c="4"/>-- This component drives all leds to Z if the outputMode port is low.</text:p>
      <text:p text:style-name="P1"><text:s text:c="4"/>------------------------------------------------------------------------------------</text:p>
      <text:p text:style-name="P1"><text:s text:c="4"/>GAME_LED_DRIVER : LedSegments port map(</text:p>
      <text:p text:style-name="P1"><text:s text:c="8"/>binary4Bit =&gt; outputNumber,</text:p>
      <text:p text:style-name="P1"><text:s text:c="8"/>outputMode =&gt; ledMode, --if outputMode is low, then this output is (others =&gt; 'Z')</text:p>
      <text:p text:style-name="P1"/>
      <text:p text:style-name="P1"><text:s text:c="8"/>--------------outputs</text:p>
      <text:p text:style-name="P1"><text:s text:c="8"/>leds <text:s text:c="6"/>=&gt; leds</text:p>
      <text:p text:style-name="P1"><text:s text:c="4"/>);</text:p>
      <text:p text:style-name="P1"/>
      <text:p text:style-name="P1"><text:s text:c="4"/>------------------------------------------------------------------------------------</text:p>
      <text:p text:style-name="P1"><text:s text:c="4"/>-- Code conversion component to change a binary number to BCD</text:p>
      <text:p text:style-name="P1"><text:s text:c="4"/>------------------------------------------------------------------------------------</text:p>
      <text:p text:style-name="P1"><text:s text:c="4"/>scoreVector &lt;= std_logic_vector(to_unsigned(score, 4));</text:p>
      <text:p text:style-name="P1"><text:s text:c="4"/>SCORE_NUMBER_BCD : BCD port map(</text:p>
      <text:p text:style-name="P1"><text:s text:c="8"/>binary4Bit <text:s/>=&gt; scoreVector,</text:p>
      <text:p text:style-name="P1"/>
      <text:p text:style-name="P1"><text:s text:c="8"/>--------------outputs</text:p>
      <text:p text:style-name="P1"><text:s text:c="8"/>decimalOnes =&gt; outputScore(3 downto 0),</text:p>
      <text:p text:style-name="P1"><text:s text:c="8"/>decimalTens =&gt; outputScore(7 downto 4)</text:p>
      <text:p text:style-name="P1"><text:s text:c="4"/>);</text:p>
      <text:p text:style-name="P1"/>
      <text:p text:style-name="P1"/>
      <text:p text:style-name="P1"><text:s text:c="4"/>------------------------------------------------------------------------------------</text:p>
      <text:p text:style-name="P1"><text:s text:c="4"/>-- Process that increments score and speed with each win.</text:p>
      <text:p text:style-name="P1"><text:s text:c="4"/>-- Whenever the gameOverEN signal pulses, the loseMode latch is set, which activates</text:p>
      <text:p text:style-name="P1"><text:s text:c="4"/>-- the LOSE_MODE_TIMER process.</text:p>
      <text:p text:style-name="P1"><text:s text:c="4"/>------------------------------------------------------------------------------------</text:p>
      <text:p text:style-name="P1"><text:s text:c="4"/>GAME_DRIVER : process (clock, reset)</text:p>
      <text:p text:style-name="P1"><text:s text:c="4"/>begin</text:p>
      <text:p text:style-name="P1"><text:s text:c="8"/>if reset = '1' then</text:p>
      <text:p text:style-name="P1"><text:s text:c="12"/>score &lt;= 0;</text:p>
      <text:p text:style-name="P1"><text:s text:c="12"/>countScaler &lt;= 0;</text:p>
      <text:p text:style-name="P1"><text:s text:c="12"/>loseMode &lt;= '0';</text:p>
      <text:p text:style-name="P1"><text:s text:c="8"/>elsif rising_edge(clock) then</text:p>
      <text:p text:style-name="P1"><text:s text:c="12"/>if gameWinEN <text:s/>= '1' then</text:p>
      <text:p text:style-name="P1"><text:s text:c="16"/>score &lt;= score + 1;</text:p>
      <text:p text:style-name="P1"><text:s text:c="16"/>if countScaler &lt;= MAX_COUNT_SCALER - 1 then</text:p>
      <text:p text:style-name="P1"><text:s text:c="20"/>countScaler &lt;= countScaler + SCALE_AMOUNT;</text:p>
      <text:p text:style-name="P1"><text:s text:c="16"/>end if;</text:p>
      <text:p text:style-name="P1"><text:s text:c="12"/>end if;</text:p>
      <text:p text:style-name="P1"><text:s text:c="12"/>if gameOverEN = '1' then</text:p>
      <text:p text:style-name="P1"><text:s text:c="16"/>countScaler &lt;= 0;</text:p>
      <text:p text:style-name="P1"><text:s text:c="16"/>loseMode &lt;= '1';</text:p>
      <text:p text:style-name="P1"><text:s text:c="12"/>end if;</text:p>
      <text:p text:style-name="P1"><text:s text:c="8"/>end if;</text:p>
      <text:p text:style-name="P1"><text:s text:c="4"/>end process;</text:p>
      <text:p text:style-name="P1"/>
      <text:p text:style-name="P1"><text:s text:c="4"/>------------------------------------------------------------------------------------</text:p>
      <text:p text:style-name="P1"><text:s text:c="4"/>-- Timer that handles blinking the final score until reset happens.</text:p>
      <text:p text:style-name="P1"><text:s text:c="4"/>-- This process can only run the LosePattern module if loseMode was set by GAME_DRIVER.</text:p>
      <text:p text:style-name="P1"><text:s text:c="4"/>------------------------------------------------------------------------------------</text:p>
      <text:p text:style-name="P1"><text:s text:c="4"/>LOSE_MODE_TIMER : process(clock, reset)</text:p>
      <text:p text:style-name="P1"><text:s text:c="8"/>variable counter : integer range 0 to MAX_TOGGLE_COUNT - 1;</text:p>
      <text:p text:style-name="P1"><text:s text:c="8"/>variable toggle : std_logic;</text:p>
      <text:p text:style-name="P1"><text:s text:c="4"/>begin</text:p>
      <text:p text:style-name="P1"><text:s text:c="8"/>if reset = '1' then</text:p>
      <text:p text:style-name="P1"><text:s text:c="12"/>counter := 0;</text:p>
      <text:p text:style-name="P1"><text:s text:c="12"/>toggle := '0';</text:p>
      <text:p text:style-name="P1"><text:s text:c="8"/>elsif rising_edge(clock) then</text:p>
      <text:p text:style-name="P1"><text:s text:c="12"/>if loseMode = '1' then</text:p>
      <text:p text:style-name="P1"><text:s text:c="16"/>counter := counter + 1;</text:p>
      <text:p text:style-name="P1"><text:s text:c="16"/>if (counter &gt;= (MAX_TOGGLE_COUNT - 1)) then</text:p>
      <text:p text:style-name="P1"><text:s text:c="20"/>toggle := not toggle;</text:p>
      <text:p text:style-name="P1"><text:s text:c="20"/>counter := 0;</text:p>
      <text:p text:style-name="P1"><text:soft-page-break/><text:s text:c="16"/>end if;</text:p>
      <text:p text:style-name="P1"><text:s text:c="16"/>if toggle = '1' then</text:p>
      <text:p text:style-name="P1"><text:s text:c="20"/>blanks &lt;= "0011";</text:p>
      <text:p text:style-name="P1"><text:s text:c="16"/>elsif toggle = '0' then</text:p>
      <text:p text:style-name="P1"><text:s text:c="20"/>blanks &lt;= "1111";</text:p>
      <text:p text:style-name="P1"><text:s text:c="16"/>end if;</text:p>
      <text:p text:style-name="P1"/>
      <text:p text:style-name="P1"><text:s text:c="12"/>elsif loseMode = '0' then</text:p>
      <text:p text:style-name="P1"><text:s text:c="16"/>counter := 0;</text:p>
      <text:p text:style-name="P1"><text:s text:c="16"/>blanks &lt;= "0011";</text:p>
      <text:p text:style-name="P1"><text:s text:c="12"/>end if;</text:p>
      <text:p text:style-name="P1"><text:s text:c="8"/>end if;</text:p>
      <text:p text:style-name="P1"><text:s text:c="4"/>end process;</text:p>
      <text:p text:style-name="P1"/>
      <text:p text:style-name="P1"><text:s text:c="4"/>------------------------------------------------------------------------------------</text:p>
      <text:p text:style-name="P1"><text:s text:c="4"/>--Timer that handles automatic start and level controlled win pattern.</text:p>
      <text:p text:style-name="P1"><text:s text:c="4"/>------------------------------------------------------------------------------------</text:p>
      <text:p text:style-name="P1"><text:s text:c="4"/>WIN_MODE_TIMER : process(clock, reset)</text:p>
      <text:p text:style-name="P1"><text:s text:c="8"/>variable counter : integer range 0 to (2 * MAX_TOGGLE_COUNT) - 1;</text:p>
      <text:p text:style-name="P1"><text:s text:c="8"/>variable latch : std_logic;</text:p>
      <text:p text:style-name="P1"><text:s text:c="8"/>variable godMode : std_logic;</text:p>
      <text:p text:style-name="P1"><text:s text:c="4"/>begin</text:p>
      <text:p text:style-name="P1"><text:s text:c="8"/>if reset = '1' then</text:p>
      <text:p text:style-name="P1"><text:s text:c="12"/>counter := 0;</text:p>
      <text:p text:style-name="P1"><text:s text:c="12"/>latch := '0';</text:p>
      <text:p text:style-name="P1"><text:s text:c="12"/>nextRoundEN &lt;= '0';</text:p>
      <text:p text:style-name="P1"><text:s text:c="12"/>godMode := '0';</text:p>
      <text:p text:style-name="P1"><text:s text:c="8"/>elsif rising_edge(clock) then</text:p>
      <text:p text:style-name="P1"/>
      <text:p text:style-name="P1"><text:s text:c="12"/>--Once the number checker component sends the gameWinEN pulse</text:p>
      <text:p text:style-name="P1"><text:s text:c="12"/>--then the latch variable goes high. Same for the godMode latch.</text:p>
      <text:p text:style-name="P1"><text:s text:c="12"/>nextRoundEN &lt;= '0';</text:p>
      <text:p text:style-name="P1"><text:s text:c="12"/>if gameWinEN = '1' then</text:p>
      <text:p text:style-name="P1"><text:s text:c="16"/>latch := '1';</text:p>
      <text:p text:style-name="P1"><text:s text:c="12"/>elsif score = 15 then</text:p>
      <text:p text:style-name="P1"><text:s text:c="16"/>godMode := '1';</text:p>
      <text:p text:style-name="P1"><text:s text:c="12"/>end if;</text:p>
      <text:p text:style-name="P1"/>
      <text:p text:style-name="P1"><text:s text:c="12"/>--Depending if one latch or another was set, then then</text:p>
      <text:p text:style-name="P1"><text:s text:c="12"/>--mode controlled WinPattern component takes over the leds.</text:p>
      <text:p text:style-name="P1"><text:s text:c="12"/>if godMode = '1' then</text:p>
      <text:p text:style-name="P1"><text:s text:c="16"/>winMode &lt;= '1';</text:p>
      <text:p text:style-name="P1"><text:s text:c="12"/>elsif latch = '1' then</text:p>
      <text:p text:style-name="P1"><text:s text:c="16"/>winMode &lt;= '1';</text:p>
      <text:p text:style-name="P1"><text:s text:c="16"/>counter := counter + 1;</text:p>
      <text:p text:style-name="P1"><text:s text:c="16"/>if (counter &gt;= ((2 * MAX_TOGGLE_COUNT) - 1)) then</text:p>
      <text:p text:style-name="P1"><text:s text:c="20"/>latch := '0';</text:p>
      <text:p text:style-name="P1"><text:s text:c="20"/>counter := 0;</text:p>
      <text:p text:style-name="P1"><text:s text:c="20"/>nextRoundEN &lt;= '1';</text:p>
      <text:p text:style-name="P1"><text:s text:c="16"/>end if;</text:p>
      <text:p text:style-name="P1"><text:s text:c="12"/>elsif latch = '0' then</text:p>
      <text:p text:style-name="P1"><text:s text:c="16"/>counter := 0;</text:p>
      <text:p text:style-name="P1"><text:s text:c="16"/>winMode &lt;= '0';</text:p>
      <text:p text:style-name="P1"><text:s text:c="12"/>else </text:p>
      <text:p text:style-name="P1"><text:s text:c="16"/>counter := 0;</text:p>
      <text:p text:style-name="P1"><text:s text:c="16"/>winMode &lt;= '0';</text:p>
      <text:p text:style-name="P1"><text:s text:c="12"/>end if;</text:p>
      <text:p text:style-name="P1"><text:s text:c="8"/>end if;</text:p>
      <text:p text:style-name="P1"><text:s text:c="4"/>end process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4"/>------------------------------------------------------------------------------------</text:p>
      <text:p text:style-name="P1"><text:s text:c="4"/>--Timer that directs the display the values of RNG_GENERATOR.</text:p>
      <text:p text:style-name="P1"><text:s text:c="4"/>------------------------------------------------------------------------------------</text:p>
      <text:p text:style-name="P1"><text:s text:c="4"/>DISPLAY_SM_TIMER : process(clock,reset)</text:p>
      <text:p text:style-name="P1"><text:s text:c="8"/>variable counter : integer range 0 to MAX_TOGGLE_COUNT - 1;</text:p>
      <text:p text:style-name="P1"><text:s text:c="8"/>variable countMode : std_logic;</text:p>
      <text:p text:style-name="P1"><text:s text:c="4"/>begin</text:p>
      <text:p text:style-name="P1"><text:s text:c="8"/>if reset = '1' then</text:p>
      <text:p text:style-name="P1"><text:s text:c="12"/>SMTimer &lt;= 0;</text:p>
      <text:p text:style-name="P1"><text:s text:c="12"/>counter := 0;</text:p>
      <text:p text:style-name="P1"><text:s text:c="12"/>countMode := '0';</text:p>
      <text:p text:style-name="P1"><text:s text:c="8"/>elsif rising_edge(clock) then</text:p>
      <text:p text:style-name="P1"/>
      <text:p text:style-name="P1"><text:s text:c="12"/>--The readyEN pulse from the RNG_GENERATOR component will latch this</text:p>
      <text:p text:style-name="P1"><text:s text:c="12"/>--internal variable high, enabling the next if statement.</text:p>
      <text:p text:style-name="P1"><text:s text:c="12"/>if readyEN = '1' then</text:p>
      <text:p text:style-name="P1"><text:s text:c="16"/>countMode := '1'; --latch in and start counting</text:p>
      <text:p text:style-name="P1"><text:s text:c="12"/>end if;</text:p>
      <text:p text:style-name="P1"/>
      <text:p text:style-name="P1"><text:s text:c="12"/>--The counter variable reaches it's terminal value once each second.</text:p>
      <text:p text:style-name="P1"><text:s text:c="12"/>--Each time the terminal value is reached, the SMTimer signal increments.</text:p>
      <text:p text:style-name="P1"><text:s text:c="12"/>--After reaching that terminal value 9 times, it goes back to a steady state.</text:p>
      <text:p text:style-name="P1"><text:s text:c="12"/>if countMode = '1' then</text:p>
      <text:p text:style-name="P1"><text:s text:c="16"/>counter := counter + 1;</text:p>
      <text:p text:style-name="P1"><text:s text:c="16"/>if (counter &gt;= (MAX_TOGGLE_COUNT - countScaler - 1)) then</text:p>
      <text:p text:style-name="P1"><text:s text:c="20"/>SMTimer &lt;= SMTimer + 1;</text:p>
      <text:p text:style-name="P1"><text:s text:c="20"/>counter := 0;</text:p>
      <text:p text:style-name="P1"><text:s text:c="16"/>end if;</text:p>
      <text:p text:style-name="P1"><text:s text:c="12"/>elsif countMode = '0' then</text:p>
      <text:p text:style-name="P1"><text:s text:c="16"/>SMTimer &lt;= 0;</text:p>
      <text:p text:style-name="P1"><text:s text:c="16"/>counter := 0;</text:p>
      <text:p text:style-name="P1"><text:s text:c="12"/>end if;</text:p>
      <text:p text:style-name="P1"/>
      <text:p text:style-name="P1"><text:s text:c="12"/>if SMTimer = 10 then</text:p>
      <text:p text:style-name="P1"><text:s text:c="16"/>SMTimer &lt;= 0;</text:p>
      <text:p text:style-name="P1"><text:s text:c="16"/>countMode := '0';</text:p>
      <text:p text:style-name="P1"><text:s text:c="16"/>counter := 0;</text:p>
      <text:p text:style-name="P1"><text:s text:c="12"/>end if;</text:p>
      <text:p text:style-name="P1"><text:s text:c="8"/>end if;</text:p>
      <text:p text:style-name="P1"><text:s text:c="4"/>end process;</text:p>
      <text:p text:style-name="P1"/>
      <text:p text:style-name="P1"><text:s text:c="4"/>------------------------------------------------------------------------------------</text:p>
      <text:p text:style-name="P1"><text:s text:c="4"/>-- State machine responsible for multiplexing the random number to leds</text:p>
      <text:p text:style-name="P1"><text:s text:c="4"/>-- in addition to writing control signals.</text:p>
      <text:p text:style-name="P1"><text:s text:c="4"/>-- This state machine was designed this way to cut down dignificantly on the</text:p>
      <text:p text:style-name="P1"><text:s text:c="4"/>-- unintentional latches of previous display state machine designs.</text:p>
      <text:p text:style-name="P1"><text:s text:c="4"/>------------------------------------------------------------------------------------</text:p>
      <text:p text:style-name="P1"><text:s text:c="4"/>DISPLAY_SM : process(SMTimer, number0, number1, number2, number3, number4, loseMode) is</text:p>
      <text:p text:style-name="P1"><text:s text:c="4"/>begin</text:p>
      <text:p text:style-name="P1"><text:s text:c="8"/>case (SMTimer) is</text:p>
      <text:p text:style-name="P1"><text:s text:c="12"/>------------------------------------------------------------------BLANK</text:p>
      <text:p text:style-name="P1"><text:s text:c="12"/>when 0 =&gt;</text:p>
      <text:p text:style-name="P1"><text:s text:c="16"/>readMode &lt;= '1'; <text:s text:c="15"/>--allow the start button to be pressed</text:p>
      <text:p text:style-name="P1"><text:s text:c="16"/>ledMode &lt;= '0'; <text:s text:c="16"/>--deactivate LedSegments component</text:p>
      <text:p text:style-name="P1"/>
      <text:p text:style-name="P1"><text:s text:c="12"/>------------------------------------------------------------------NUM1</text:p>
      <text:p text:style-name="P1"><text:s text:c="12"/>when 1 =&gt;</text:p>
      <text:p text:style-name="P1"><text:s text:c="16"/>readMode &lt;= '0';</text:p>
      <text:p text:style-name="P1"><text:s text:c="16"/>ledMode &lt;= '1'; <text:s text:c="16"/>--activate LedSegments component</text:p>
      <text:p text:style-name="P1"><text:s text:c="16"/>outputNumber &lt;= number0;</text:p>
      <text:p text:style-name="P1"/>
      <text:p text:style-name="P1"><text:s text:c="12"/>------------------------------------------------------------------BLANK</text:p>
      <text:p text:style-name="P1"><text:s text:c="12"/>when 2 =&gt;</text:p>
      <text:p text:style-name="P1"><text:s text:c="16"/>readMode &lt;= '0';</text:p>
      <text:p text:style-name="P1"><text:s text:c="16"/>ledMode &lt;= '0'; <text:s text:c="16"/>--deactivate LedSegments component</text:p>
      <text:p text:style-name="P1"/>
      <text:p text:style-name="P1"><text:s text:c="12"/>------------------------------------------------------------------NUM2</text:p>
      <text:p text:style-name="P1"><text:soft-page-break/><text:s text:c="12"/>when 3 =&gt;</text:p>
      <text:p text:style-name="P1"><text:s text:c="16"/>readMode &lt;= '0';</text:p>
      <text:p text:style-name="P1"><text:s text:c="16"/>ledMode &lt;= '1'; <text:s text:c="16"/>--activate LedSegments component</text:p>
      <text:p text:style-name="P1"><text:s text:c="16"/>outputNumber &lt;= number1;</text:p>
      <text:p text:style-name="P1"/>
      <text:p text:style-name="P1"><text:s text:c="12"/>------------------------------------------------------------------BLANK</text:p>
      <text:p text:style-name="P1"><text:s text:c="12"/>when 4 =&gt;</text:p>
      <text:p text:style-name="P1"><text:s text:c="16"/>readMode &lt;= '0';</text:p>
      <text:p text:style-name="P1"><text:s text:c="16"/>ledMode &lt;= '0'; <text:s text:c="16"/>--deactivate LedSegments component</text:p>
      <text:p text:style-name="P1"/>
      <text:p text:style-name="P1"><text:s text:c="12"/>------------------------------------------------------------------NUM3</text:p>
      <text:p text:style-name="P1"><text:s text:c="12"/>when 5 =&gt;</text:p>
      <text:p text:style-name="P1"><text:s text:c="16"/>readMode &lt;= '0';</text:p>
      <text:p text:style-name="P1"><text:s text:c="16"/>ledMode &lt;= '1'; <text:s text:c="16"/>--activate LedSegments component</text:p>
      <text:p text:style-name="P1"><text:s text:c="16"/>outputNumber &lt;= number2;</text:p>
      <text:p text:style-name="P1"/>
      <text:p text:style-name="P1"><text:s text:c="12"/>------------------------------------------------------------------BLANK</text:p>
      <text:p text:style-name="P1"><text:s text:c="12"/>when 6 =&gt;</text:p>
      <text:p text:style-name="P1"><text:s text:c="16"/>readMode &lt;= '0';</text:p>
      <text:p text:style-name="P1"><text:s text:c="16"/>ledMode &lt;= '0'; <text:s text:c="16"/>--deactivate LedSegments component</text:p>
      <text:p text:style-name="P1"/>
      <text:p text:style-name="P1"><text:s text:c="12"/>------------------------------------------------------------------NUM4</text:p>
      <text:p text:style-name="P1"><text:s text:c="12"/>when 7 =&gt;</text:p>
      <text:p text:style-name="P1"><text:s text:c="16"/>readMode &lt;= '0';</text:p>
      <text:p text:style-name="P1"><text:s text:c="16"/>ledMode &lt;= '1'; <text:s text:c="16"/>--activate LedSegments component</text:p>
      <text:p text:style-name="P1"><text:s text:c="16"/>outputNumber &lt;= number3;</text:p>
      <text:p text:style-name="P1"/>
      <text:p text:style-name="P1"><text:s text:c="12"/>------------------------------------------------------------------BLANK</text:p>
      <text:p text:style-name="P1"><text:s text:c="12"/>when 8 =&gt;</text:p>
      <text:p text:style-name="P1"><text:s text:c="16"/>readMode &lt;= '0';</text:p>
      <text:p text:style-name="P1"><text:s text:c="16"/>ledMode &lt;= '0'; <text:s text:c="16"/>--deactivate LedSegments component</text:p>
      <text:p text:style-name="P1"/>
      <text:p text:style-name="P1"><text:s text:c="12"/>------------------------------------------------------------------NUM5</text:p>
      <text:p text:style-name="P1"><text:s text:c="12"/>when 9 =&gt;</text:p>
      <text:p text:style-name="P1"><text:s text:c="16"/>readMode &lt;= '0';</text:p>
      <text:p text:style-name="P1"><text:s text:c="16"/>ledMode &lt;= '1'; <text:s text:c="16"/>--activate LedSegments component</text:p>
      <text:p text:style-name="P1"><text:s text:c="16"/>outputNumber &lt;= number4;</text:p>
      <text:p text:style-name="P1"/>
      <text:p text:style-name="P1"><text:s text:c="12"/>----------------------------------------------------------DEFAULT case</text:p>
      <text:p text:style-name="P1"><text:s text:c="12"/>when others =&gt;</text:p>
      <text:p text:style-name="P1"><text:s text:c="16"/>readMode &lt;= '0';</text:p>
      <text:p text:style-name="P1"><text:s text:c="16"/>ledMode &lt;= '0'; <text:s text:c="16"/>--deactivate LedSegments component</text:p>
      <text:p text:style-name="P1"/>
      <text:p text:style-name="P1"><text:s text:c="8"/>end case;</text:p>
      <text:p text:style-name="P1"/>
      <text:p text:style-name="P1"><text:s text:c="4"/>end process;</text:p>
      <text:p text:style-name="P1"/>
      <text:p text:style-name="P1">end architecture MemoryGame_ARCH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</text:p>
      <text:p text:style-name="P1">--Title: RandomNumbers.vhd</text:p>
      <text:p text:style-name="P1">--Name: Nathaniel Roberts, Mitch Walker</text:p>
      <text:p text:style-name="P1">--Date: 3/26/25</text:p>
      <text:p text:style-name="P1">--Prof: Scott Tippens</text:p>
      <text:p text:style-name="P1"/>
      <text:p text:style-name="P1">-- Description: Random Number Generator</text:p>
      <text:p text:style-name="P1">-- <text:s text:c="3"/>This component utilizes 5 counters incrementing at different rates to</text:p>
      <text:p text:style-name="P1">-- <text:s text:c="3"/>generate 5 psuedo-random numbers</text:p>
      <text:p text:style-name="P1">--</text:p>
      <text:p text:style-name="P1">-- <text:s text:c="3"/>Each RandCounter has a sub counter. Once the sub counter reaches its </text:p>
      <text:p text:style-name="P1">-- <text:s text:c="3"/>max value (set externally through maxSubCount) the randNum counter is </text:p>
      <text:p text:style-name="P1">-- <text:s text:c="3"/>incremented</text:p>
      <text:p text:style-name="P1">--</text:p>
      <text:p text:style-name="P1">-- <text:s text:c="3"/>Once generateEN recieves a pulse, SET_RAND_NUM sets the output signals </text:p>
      <text:p text:style-name="P1">-- <text:s text:c="3"/>to their corresponding randNum counter value. SET_RAND_NUM them sends </text:p>
      <text:p text:style-name="P1">-- <text:s text:c="3"/>a pulsed signal through readyEN to signify that new random numbers </text:p>
      <text:p text:style-name="P1">-- <text:s text:c="3"/>have been set</text:p>
      <text:p text:style-name="P1">-- <text:s text:c="3"/>Dependencies: RandCounter.vhd</text:p>
      <text:p text:style-name="P1">----------------------------------------------------------------------------------</text:p>
      <text:p text:style-name="P1"/>
      <text:p text:style-name="P1">entity RandomNumbers is</text:p>
      <text:p text:style-name="P1"><text:s text:c="4"/>port (</text:p>
      <text:p text:style-name="P1"><text:s text:c="8"/>generateEN <text:s/>: in std_logic;</text:p>
      <text:p text:style-name="P1"><text:s text:c="8"/>clock <text:s text:c="6"/>: in std_logic;</text:p>
      <text:p text:style-name="P1"><text:s text:c="8"/>reset <text:s text:c="6"/>: in std_logic;</text:p>
      <text:p text:style-name="P1"><text:s text:c="8"/></text:p>
      <text:p text:style-name="P1"><text:s text:c="8"/>readyEN <text:s text:c="4"/>: out std_logic;</text:p>
      <text:p text:style-name="P1"><text:s text:c="8"/>number0 <text:s text:c="4"/>: out std_logic_vector(3 downto 0);</text:p>
      <text:p text:style-name="P1"><text:s text:c="8"/>number1 <text:s text:c="4"/>: out std_logic_vector(3 downto 0);</text:p>
      <text:p text:style-name="P1"><text:s text:c="8"/>number2 <text:s text:c="4"/>: out std_logic_vector(3 downto 0);</text:p>
      <text:p text:style-name="P1"><text:s text:c="8"/>number3 <text:s text:c="4"/>: out std_logic_vector(3 downto 0);</text:p>
      <text:p text:style-name="P1"><text:s text:c="8"/>number4 <text:s text:c="4"/>: out std_logic_vector(3 downto 0)</text:p>
      <text:p text:style-name="P1"><text:s text:c="4"/>);</text:p>
      <text:p text:style-name="P1">end RandomNumbers;</text:p>
      <text:p text:style-name="P1"/>
      <text:p text:style-name="P1">architecture RandomNumbers_ARCH of RandomNumbers is</text:p>
      <text:p text:style-name="P1"><text:s text:c="4"/>---------------------------------------------------------------------------------</text:p>
      <text:p text:style-name="P1"><text:s text:c="4"/>-- Constants</text:p>
      <text:p text:style-name="P1"><text:s text:c="4"/>---------------------------------------------------------------------------------</text:p>
      <text:p text:style-name="P1"><text:s text:c="4"/>constant ACTIVE <text:s text:c="16"/>: std_logic := '1'; -- Active value</text:p>
      <text:p text:style-name="P1"><text:s text:c="4"/>constant COUNTER_MAX_VALUE <text:s text:c="5"/>: integer <text:s text:c="2"/>:= 15; <text:s/>-- Max value for 'random' counters</text:p>
      <text:p text:style-name="P1"><text:s text:c="4"/>constant maxSubCount_Length <text:s text:c="4"/>: integer <text:s text:c="2"/>:= 3; <text:s text:c="2"/>-- Length of the subCount signal within RandCounter component</text:p>
      <text:p text:style-name="P1"/>
      <text:p text:style-name="P1"><text:s text:c="4"/>constant MAX_SUB_COUNT_0 : integer <text:s text:c="2"/>:= 3; <text:s text:c="2"/>-- Max value for sub counter 1</text:p>
      <text:p text:style-name="P1"><text:s text:c="4"/>constant MAX_SUB_COUNT_1 : integer <text:s text:c="2"/>:= 1; <text:s text:c="2"/>-- Max value for sub counter 2</text:p>
      <text:p text:style-name="P1"><text:s text:c="4"/>constant MAX_SUB_COUNT_2 : integer <text:s text:c="2"/>:= 2; <text:s text:c="2"/>-- Max value for sub counter 3</text:p>
      <text:p text:style-name="P1"><text:s text:c="4"/>constant MAX_SUB_COUNT_3 : integer <text:s text:c="2"/>:= 5; <text:s text:c="2"/>-- Max value for sub counter 4</text:p>
      <text:p text:style-name="P1"><text:s text:c="4"/>constant MAX_SUB_COUNT_4 : integer <text:s text:c="2"/>:= 4; <text:s text:c="2"/>-- Max value for sub counter 5</text:p>
      <text:p text:style-name="P1"/>
      <text:p text:style-name="P1"><text:s text:c="4"/>----------------------------------------------------------------------------------</text:p>
      <text:p text:style-name="P1"><text:s text:c="4"/>-- Components </text:p>
      <text:p text:style-name="P1"><text:s text:c="4"/>----------------------------------------------------------------------------------</text:p>
      <text:p text:style-name="P1"><text:s text:c="4"/>component RandCounter is</text:p>
      <text:p text:style-name="P1"><text:s text:c="8"/>port (</text:p>
      <text:p text:style-name="P1"><text:s text:c="12"/>maxSubCount : in std_logic_vector(2 downto 0);</text:p>
      <text:p text:style-name="P1"><text:s text:c="12"/>clock <text:s text:c="6"/>: in std_logic;</text:p>
      <text:p text:style-name="P1"><text:s text:c="12"/>reset <text:s text:c="6"/>: in std_logic;</text:p>
      <text:p text:style-name="P1"><text:s text:c="6"/></text:p>
      <text:p text:style-name="P1"><text:s text:c="12"/>randNum <text:s text:c="4"/>: out std_logic_vector(3 downto 0)</text:p>
      <text:p text:style-name="P1"><text:s text:c="8"/>);</text:p>
      <text:p text:style-name="P1"><text:s text:c="4"/>end component;</text:p>
      <text:p text:style-name="P1"><text:soft-page-break/><text:s text:c="4"/>----------------------------------------------------------------------------------</text:p>
      <text:p text:style-name="P1"><text:s text:c="4"/>-- Signals </text:p>
      <text:p text:style-name="P1"><text:s text:c="4"/>----------------------------------------------------------------------------------</text:p>
      <text:p text:style-name="P1"><text:s text:c="4"/>signal randNum0 : std_logic_vector(3 downto 0);</text:p>
      <text:p text:style-name="P1"><text:s text:c="4"/>signal randNum1 : std_logic_vector(3 downto 0);</text:p>
      <text:p text:style-name="P1"><text:s text:c="4"/>signal randNum2 : std_logic_vector(3 downto 0);</text:p>
      <text:p text:style-name="P1"><text:s text:c="4"/>signal randNum3 : std_logic_vector(3 downto 0);</text:p>
      <text:p text:style-name="P1"><text:s text:c="4"/>signal randNum4 : std_logic_vector(3 downto 0);</text:p>
      <text:p text:style-name="P1"><text:s text:c="4"/></text:p>
      <text:p text:style-name="P1"><text:s text:c="4"/></text:p>
      <text:p text:style-name="P1">begin</text:p>
      <text:p text:style-name="P1"/>
      <text:p text:style-name="P1"><text:s text:c="4"/>---------------------------------------------------------------------------------</text:p>
      <text:p text:style-name="P1"><text:s text:c="4"/>-- Component Instatiations</text:p>
      <text:p text:style-name="P1"><text:s text:c="4"/>---------------------------------------------------------------------------------</text:p>
      <text:p text:style-name="P1"><text:s text:c="4"/>-- Used to generate pseudo-random value for randNum0</text:p>
      <text:p text:style-name="P1"><text:s text:c="4"/>RAND_COUNTER_0 : RandCounter port map (</text:p>
      <text:p text:style-name="P1"><text:s text:c="6"/>maxSubCount <text:s text:c="2"/>=&gt; std_logic_vector(to_unsigned(MAX_SUB_COUNT_0, maxSubCount_Length)),</text:p>
      <text:p text:style-name="P1"><text:s text:c="6"/>clock <text:s text:c="8"/>=&gt; clock,</text:p>
      <text:p text:style-name="P1"><text:s text:c="6"/>reset <text:s text:c="8"/>=&gt; reset,</text:p>
      <text:p text:style-name="P1"><text:s text:c="6"/>randNum <text:s text:c="6"/>=&gt; randNum0</text:p>
      <text:p text:style-name="P1"><text:s text:c="4"/>);</text:p>
      <text:p text:style-name="P1"/>
      <text:p text:style-name="P1"><text:s text:c="4"/>RAND_COUNTER_1 : RandCounter port map (</text:p>
      <text:p text:style-name="P1"><text:s text:c="6"/>maxSubCount <text:s text:c="2"/>=&gt; std_logic_vector(to_unsigned(MAX_SUB_COUNT_1, maxSubCount_Length)),</text:p>
      <text:p text:style-name="P1"><text:s text:c="6"/>clock <text:s text:c="8"/>=&gt; clock,</text:p>
      <text:p text:style-name="P1"><text:s text:c="6"/>reset <text:s text:c="8"/>=&gt; reset,</text:p>
      <text:p text:style-name="P1"><text:s text:c="6"/>randNum <text:s text:c="6"/>=&gt; randNum1</text:p>
      <text:p text:style-name="P1"><text:s text:c="4"/>);</text:p>
      <text:p text:style-name="P1"/>
      <text:p text:style-name="P1"><text:s text:c="4"/>RAND_COUNTER_2 : RandCounter port map (</text:p>
      <text:p text:style-name="P1"><text:s text:c="6"/>maxSubCount <text:s text:c="2"/>=&gt; std_logic_vector(to_unsigned(MAX_SUB_COUNT_2, maxSubCount_Length)),</text:p>
      <text:p text:style-name="P1"><text:s text:c="6"/>clock <text:s text:c="8"/>=&gt; clock,</text:p>
      <text:p text:style-name="P1"><text:s text:c="6"/>reset <text:s text:c="8"/>=&gt; reset,</text:p>
      <text:p text:style-name="P1"><text:s text:c="6"/>randNum <text:s text:c="6"/>=&gt; randNum2</text:p>
      <text:p text:style-name="P1"><text:s text:c="4"/>);</text:p>
      <text:p text:style-name="P1"/>
      <text:p text:style-name="P1"><text:s text:c="4"/>RAND_COUNTER_3 : RandCounter port map (</text:p>
      <text:p text:style-name="P1"><text:s text:c="6"/>maxSubCount <text:s text:c="2"/>=&gt; std_logic_vector(to_unsigned(MAX_SUB_COUNT_3, maxSubCount_Length)),</text:p>
      <text:p text:style-name="P1"><text:s text:c="6"/>clock <text:s text:c="8"/>=&gt; clock,</text:p>
      <text:p text:style-name="P1"><text:s text:c="6"/>reset <text:s text:c="8"/>=&gt; reset,</text:p>
      <text:p text:style-name="P1"><text:s text:c="6"/>randNum <text:s text:c="6"/>=&gt; randNum3</text:p>
      <text:p text:style-name="P1"><text:s text:c="4"/>);</text:p>
      <text:p text:style-name="P1"/>
      <text:p text:style-name="P1"><text:s text:c="4"/>RAND_COUNTER_4 : RandCounter port map (</text:p>
      <text:p text:style-name="P1"><text:s text:c="6"/>maxSubCount <text:s text:c="2"/>=&gt; std_logic_vector(to_unsigned(MAX_SUB_COUNT_4, maxSubCount_Length)),</text:p>
      <text:p text:style-name="P1"><text:s text:c="6"/>clock <text:s text:c="8"/>=&gt; clock,</text:p>
      <text:p text:style-name="P1"><text:s text:c="6"/>reset <text:s text:c="8"/>=&gt; reset,</text:p>
      <text:p text:style-name="P1"><text:s text:c="6"/>randNum =&gt; randNum4</text:p>
      <text:p text:style-name="P1"><text:s text:c="4"/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4"/>---------------------------------------------------------------------------------</text:p>
      <text:p text:style-name="P1"><text:s text:c="4"/>-- Checks for generateEN signal</text:p>
      <text:p text:style-name="P1"><text:s text:c="4"/>-- Sets the output numbers to the current values of their respective counters</text:p>
      <text:p text:style-name="P1"><text:s text:c="4"/>-- Outputs a pule through readyEN</text:p>
      <text:p text:style-name="P1"><text:s text:c="4"/>---------------------------------------------------------------------------------</text:p>
      <text:p text:style-name="P1"><text:s text:c="4"/>SET_RAND_NUM : process(clock, reset) </text:p>
      <text:p text:style-name="P1"><text:s text:c="8"/>variable newNumSet : std_logic := not ACTIVE;</text:p>
      <text:p text:style-name="P1"><text:s text:c="4"/>begin <text:s text:c="7"/></text:p>
      <text:p text:style-name="P1"><text:s text:c="8"/>if reset = ACTIVE then</text:p>
      <text:p text:style-name="P1"><text:s text:c="12"/>readyEN <text:s text:c="4"/>&lt;= not ACTIVE;</text:p>
      <text:p text:style-name="P1"><text:s text:c="12"/>newNumSet <text:s text:c="2"/>:= not ACTIVE;</text:p>
      <text:p text:style-name="P1"/>
      <text:p text:style-name="P1"><text:s text:c="12"/>number0 <text:s text:c="4"/>&lt;= "0000";</text:p>
      <text:p text:style-name="P1"><text:s text:c="12"/>number1 <text:s text:c="4"/>&lt;= "0000";</text:p>
      <text:p text:style-name="P1"><text:s text:c="12"/>number2 <text:s text:c="4"/>&lt;= "0000";</text:p>
      <text:p text:style-name="P1"><text:s text:c="12"/>number3 <text:s text:c="4"/>&lt;= "0000";</text:p>
      <text:p text:style-name="P1"><text:s text:c="12"/>number4 <text:s text:c="4"/>&lt;= "0000";</text:p>
      <text:p text:style-name="P1"><text:s text:c="8"/>elsif rising_edge(clock) then</text:p>
      <text:p text:style-name="P1"><text:s text:c="12"/>if generateEN = ACTIVE then</text:p>
      <text:p text:style-name="P1"><text:s text:c="16"/>number0 <text:s text:c="4"/>&lt;= randNum0;</text:p>
      <text:p text:style-name="P1"><text:s text:c="16"/>number1 <text:s text:c="4"/>&lt;= randNum1;</text:p>
      <text:p text:style-name="P1"><text:s text:c="16"/>number2 <text:s text:c="4"/>&lt;= randNum2;</text:p>
      <text:p text:style-name="P1"><text:s text:c="16"/>number3 <text:s text:c="4"/>&lt;= randNum3;</text:p>
      <text:p text:style-name="P1"><text:s text:c="16"/>number4 <text:s text:c="4"/>&lt;= randNum4;</text:p>
      <text:p text:style-name="P1"><text:s text:c="16"/>newNumSet <text:s text:c="2"/>:= ACTIVE;</text:p>
      <text:p text:style-name="P1"><text:s text:c="12"/>end if;</text:p>
      <text:p text:style-name="P1"/>
      <text:p text:style-name="P1"><text:s text:c="12"/>if newNumSet = ACTIVE then</text:p>
      <text:p text:style-name="P1"><text:s text:c="16"/>readyEN <text:s text:c="4"/>&lt;= ACTIVE;</text:p>
      <text:p text:style-name="P1"><text:s text:c="16"/>newNumSet <text:s text:c="2"/>:= not ACTIVE;</text:p>
      <text:p text:style-name="P1"><text:s text:c="12"/>else</text:p>
      <text:p text:style-name="P1"><text:s text:c="16"/>readyEN <text:s text:c="4"/>&lt;= not ACTIVE;</text:p>
      <text:p text:style-name="P1"><text:s text:c="12"/>end if;</text:p>
      <text:p text:style-name="P1"><text:s text:c="8"/>end if;</text:p>
      <text:p text:style-name="P1"><text:s text:c="4"/>end process;</text:p>
      <text:p text:style-name="P1"/>
      <text:p text:style-name="P1">end RandomNumbers_ARCH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--</text:p>
      <text:p text:style-name="P1">--Title: RandCounter.vhd</text:p>
      <text:p text:style-name="P1">--Name: Nathaniel Roberts, Mitch Walker</text:p>
      <text:p text:style-name="P1">--Date: 3/26/25</text:p>
      <text:p text:style-name="P1">--Prof: Scott Tippens</text:p>
      <text:p text:style-name="P1">--Desc: Each clock cycle, cubCount increments by 1</text:p>
      <text:p text:style-name="P1">-- <text:s text:c="5"/>Once subCount surpasses maxSubCount, subCount is reset to 0, </text:p>
      <text:p text:style-name="P1">-- <text:s text:c="5"/>and randNum is incremented by 1.</text:p>
      <text:p text:style-name="P1">--</text:p>
      <text:p text:style-name="P1">-- <text:s text:c="5"/>Once randNum surpasses 15, randNum is reset to 0 </text:p>
      <text:p text:style-name="P1">------------------------------------------------------------------------------------</text:p>
      <text:p text:style-name="P1"/>
      <text:p text:style-name="P1">entity RandCounter is</text:p>
      <text:p text:style-name="P1"><text:s text:c="4"/>Port (</text:p>
      <text:p text:style-name="P1"><text:s text:c="8"/>------------ Inputs</text:p>
      <text:p text:style-name="P1"><text:s text:c="8"/>maxSubCount : in std_logic_vector(2 downto 0);</text:p>
      <text:p text:style-name="P1"><text:s text:c="8"/>clock <text:s text:c="6"/>: in std_logic;</text:p>
      <text:p text:style-name="P1"><text:s text:c="8"/>reset <text:s text:c="6"/>: in std_logic;</text:p>
      <text:p text:style-name="P1"><text:s text:c="8"/></text:p>
      <text:p text:style-name="P1"><text:s text:c="8"/>------------ Outputs</text:p>
      <text:p text:style-name="P1"><text:s text:c="8"/>randNum <text:s text:c="4"/>: out std_logic_vector(3 downto 0)</text:p>
      <text:p text:style-name="P1"><text:s text:c="4"/>);</text:p>
      <text:p text:style-name="P1">end RandCounter;</text:p>
      <text:p text:style-name="P1"/>
      <text:p text:style-name="P1">architecture RandCounter_ARCH of RandCounter is</text:p>
      <text:p text:style-name="P1"><text:s text:c="4"/>constant ACTIVE <text:s text:c="4"/>: std_logic <text:s text:c="4"/>:= '1';</text:p>
      <text:p text:style-name="P1"><text:s text:c="4"/>constant MAX_COUNT <text:s/>: integer <text:s text:c="6"/>:= 15;</text:p>
      <text:p text:style-name="P1">begin</text:p>
      <text:p text:style-name="P1"><text:s text:c="4"/></text:p>
      <text:p text:style-name="P1"><text:s text:c="4"/>Counter : process(clock, reset)</text:p>
      <text:p text:style-name="P1"><text:s text:c="8"/>-- Counters used to generate pseudo-random number</text:p>
      <text:p text:style-name="P1"><text:s text:c="8"/>variable subCount <text:s text:c="2"/>: integer := 0;</text:p>
      <text:p text:style-name="P1"><text:s text:c="8"/>variable count <text:s text:c="5"/>: integer := 0;</text:p>
      <text:p text:style-name="P1"><text:s text:c="4"/>begin</text:p>
      <text:p text:style-name="P1"><text:s text:c="8"/>if reset = ACTIVE then</text:p>
      <text:p text:style-name="P1"><text:s text:c="12"/>subCount <text:s text:c="3"/>:= 0;</text:p>
      <text:p text:style-name="P1"><text:s text:c="12"/>count <text:s text:c="6"/>:= 0;</text:p>
      <text:p text:style-name="P1"><text:s text:c="12"/>randNum <text:s text:c="4"/>&lt;= "0000";</text:p>
      <text:p text:style-name="P1"><text:s text:c="8"/>elsif rising_edge(clock) then</text:p>
      <text:p text:style-name="P1"><text:s text:c="12"/>-- Checks if subcount has surpassed maxSubCount</text:p>
      <text:p text:style-name="P1"><text:s text:c="12"/>if subCount &lt; to_integer(unsigned(maxSubCount)) then</text:p>
      <text:p text:style-name="P1"><text:s text:c="16"/>subCount <text:s text:c="3"/>:= subCount + 1;</text:p>
      <text:p text:style-name="P1"><text:s text:c="12"/>else</text:p>
      <text:p text:style-name="P1"><text:s text:c="16"/>subCount <text:s text:c="3"/>:= 0;</text:p>
      <text:p text:style-name="P1"><text:s text:c="16"/>count <text:s text:c="6"/>:= count + 1;</text:p>
      <text:p text:style-name="P1"><text:s text:c="12"/>end if;</text:p>
      <text:p text:style-name="P1"><text:s text:c="12"/></text:p>
      <text:p text:style-name="P1"><text:s text:c="12"/>-- Checks if count has surpassed MAX_COUNT</text:p>
      <text:p text:style-name="P1"><text:s text:c="12"/>if count &gt; MAX_COUNT then</text:p>
      <text:p text:style-name="P1"><text:s text:c="16"/>count := 0;</text:p>
      <text:p text:style-name="P1"><text:s text:c="12"/>end if;</text:p>
      <text:p text:style-name="P1"><text:s text:c="12"/></text:p>
      <text:p text:style-name="P1"><text:s text:c="12"/>-- Assigns the count to randNum as a std_logic_vector</text:p>
      <text:p text:style-name="P1"><text:s text:c="12"/>randNum &lt;= std_logic_vector(to_unsigned(count, randNum'length));</text:p>
      <text:p text:style-name="P1"><text:s text:c="8"/>end if;</text:p>
      <text:p text:style-name="P1"><text:s text:c="4"/>end process;</text:p>
      <text:p text:style-name="P1">end RandCounter_ARCH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brary ieee;</text:p>
      <text:p text:style-name="P1">use ieee.std_logic_1164.all;</text:p>
      <text:p text:style-name="P1">use ieee.numeric_std.all;</text:p>
      <text:p text:style-name="P1">------------------------------------------------------------------------------------</text:p>
      <text:p text:style-name="P1">--Title: <text:span text:style-name="T1">NumberChecker</text:span></text:p>
      <text:p text:style-name="P1">--Name: Nathaniel Roberts, Mitch Walker</text:p>
      <text:p text:style-name="P1">--Date: <text:span text:style-name="T1">4/23/25</text:span></text:p>
      <text:p text:style-name="P1">--Prof: Scott Tippens</text:p>
      <text:p text:style-name="P1">--Desc: Number Checker component</text:p>
      <text:p text:style-name="P1">-- <text:s text:c="5"/>The component will output a pulse on one of three pins to indicate if </text:p>
      <text:p text:style-name="P1">-- <text:s text:c="5"/>the user made all the correct entries or made an error.</text:p>
      <text:p text:style-name="P1"/>
      <text:p text:style-name="P1">-- <text:s text:c="5"/>When there are 5 numbers to check, the gameWinEN gets a pulse </text:p>
      <text:p text:style-name="P1">-- <text:s text:c="5"/>if all are entered correctly.</text:p>
      <text:p text:style-name="P1"/>
      <text:p text:style-name="P1">-- <text:s text:c="5"/>At any point a wrong number is made, gameOverEN gets a pulse.</text:p>
      <text:p text:style-name="P1">------------------------------------------------------------------------------------</text:p>
      <text:p text:style-name="P1">entity NumberChecker is</text:p>
      <text:p text:style-name="P1"><text:s text:c="4"/>port(</text:p>
      <text:p text:style-name="P1"><text:s text:c="8"/>switches : in std_logic_vector(15 downto 0); --the pulsed switch inputs go here</text:p>
      <text:p text:style-name="P1"/>
      <text:p text:style-name="P1"><text:s text:c="8"/>number0 : in std_logic_vector(3 downto 0);</text:p>
      <text:p text:style-name="P1"><text:s text:c="8"/>number1 : in std_logic_vector(3 downto 0);</text:p>
      <text:p text:style-name="P1"><text:s text:c="8"/>number2 : in std_logic_vector(3 downto 0);</text:p>
      <text:p text:style-name="P1"><text:s text:c="8"/>number3 : in std_logic_vector(3 downto 0);</text:p>
      <text:p text:style-name="P1"><text:s text:c="8"/>number4 : in std_logic_vector(3 downto 0);</text:p>
      <text:p text:style-name="P1"/>
      <text:p text:style-name="P1"><text:s text:c="8"/>readMode : in std_logic; <text:s text:c="4"/>-- pull this port low when the display is used</text:p>
      <text:p text:style-name="P1"/>
      <text:p text:style-name="P1"><text:s text:c="8"/>clock : in std_logic;</text:p>
      <text:p text:style-name="P1"><text:s text:c="8"/>reset : in std_logic;</text:p>
      <text:p text:style-name="P1"/>
      <text:p text:style-name="P1"><text:s text:c="8"/>gameOverEN : out std_logic;</text:p>
      <text:p text:style-name="P1"><text:s text:c="8"/>gameWinEN : out std_logic</text:p>
      <text:p text:style-name="P1"><text:s text:c="4"/>);</text:p>
      <text:p text:style-name="P1">end entity NumberChecker;</text:p>
      <text:p text:style-name="P1"/>
      <text:p text:style-name="P1">architecture NumberChecker_ARCH of NumberChecker is</text:p>
      <text:p text:style-name="P1"><text:s text:c="4"/>signal compare : integer range 0 to 16;</text:p>
      <text:p text:style-name="P1"/>
      <text:p text:style-name="P1"><text:s text:c="4"/>signal num0 : integer range 0 to 16; </text:p>
      <text:p text:style-name="P1"><text:s text:c="4"/>signal num1 : integer range 0 to 16; </text:p>
      <text:p text:style-name="P1"><text:s text:c="4"/>signal num2 : integer range 0 to 16; </text:p>
      <text:p text:style-name="P1"><text:s text:c="4"/>signal num3 : integer range 0 to 16; </text:p>
      <text:p text:style-name="P1"><text:s text:c="4"/>signal num4 : integer range 0 to 16; </text:p>
      <text:p text:style-name="P1"/>
      <text:p text:style-name="P1"><text:s text:c="4"/>signal progressCounter : natural range 1 to 5;</text:p>
      <text:p text:style-name="P1"/>
      <text:p text:style-name="P1">begin</text:p>
      <text:p text:style-name="P1"/>
      <text:p text:style-name="P1"><text:s text:c="4"/>with switches select</text:p>
      <text:p text:style-name="P1"><text:s text:c="8"/>compare &lt;= 1 when "0000000000000001",</text:p>
      <text:p text:style-name="P1"><text:s text:c="19"/>2 when "0000000000000010",</text:p>
      <text:p text:style-name="P1"><text:s text:c="19"/>3 when "0000000000000100",</text:p>
      <text:p text:style-name="P1"><text:s text:c="19"/>4 when "0000000000001000",</text:p>
      <text:p text:style-name="P1"><text:s text:c="19"/>5 when "0000000000010000",</text:p>
      <text:p text:style-name="P1"><text:s text:c="19"/>6 when "0000000000100000",</text:p>
      <text:p text:style-name="P1"><text:s text:c="19"/>7 when "0000000001000000",</text:p>
      <text:p text:style-name="P1"><text:s text:c="19"/>8 when "0000000010000000",</text:p>
      <text:p text:style-name="P1"><text:s text:c="19"/>9 when "0000000100000000",</text:p>
      <text:p text:style-name="P1"><text:s text:c="18"/>10 when "0000001000000000",</text:p>
      <text:p text:style-name="P1"><text:s text:c="18"/>11 when "0000010000000000",</text:p>
      <text:p text:style-name="P1"><text:s text:c="18"/>12 when "0000100000000000",</text:p>
      <text:p text:style-name="P1"><text:s text:c="18"/>13 when "0001000000000000",</text:p>
      <text:p text:style-name="P1"><text:s text:c="18"/>14 when "0010000000000000",</text:p>
      <text:p text:style-name="P1"><text:s text:c="18"/>15 when "0100000000000000",</text:p>
      <text:p text:style-name="P1"><text:s text:c="18"/>16 when "1000000000000000",</text:p>
      <text:p text:style-name="P1"><text:soft-page-break/><text:s text:c="19"/>0 when others;</text:p>
      <text:p text:style-name="P1"/>
      <text:p text:style-name="P1"><text:s text:c="4"/>num0 &lt;= to_integer(unsigned(number0)) + 1;</text:p>
      <text:p text:style-name="P1"><text:s text:c="4"/>num1 &lt;= to_integer(unsigned(number1)) + 1;</text:p>
      <text:p text:style-name="P1"><text:s text:c="4"/>num2 &lt;= to_integer(unsigned(number2)) + 1;</text:p>
      <text:p text:style-name="P1"><text:s text:c="4"/>num3 &lt;= to_integer(unsigned(number3)) + 1;</text:p>
      <text:p text:style-name="P1"><text:s text:c="4"/>num4 &lt;= to_integer(unsigned(number4)) + 1;</text:p>
      <text:p text:style-name="P1"/>
      <text:p text:style-name="P1"><text:s text:c="4"/>------------------------------------------------------------------------------------</text:p>
      <text:p text:style-name="P1"><text:s text:c="4"/>-- Main number checker process:</text:p>
      <text:p text:style-name="P1"><text:s text:c="4"/>-- procressCounter keeps track of which number needs to be checked</text:p>
      <text:p text:style-name="P1"><text:s text:c="4"/>-- Each if statement will exit by pulling gameOverEN low if the numx mismatches compare</text:p>
      <text:p text:style-name="P1"><text:s text:c="4"/>-- Inputs are ignored if no switches are active during any rising_edge()</text:p>
      <text:p text:style-name="P1"><text:s text:c="4"/>------------------------------------------------------------------------------------</text:p>
      <text:p text:style-name="P1"><text:s text:c="4"/>CHECK_NUMBERS : process(clock, reset)</text:p>
      <text:p text:style-name="P1"><text:s text:c="4"/>begin</text:p>
      <text:p text:style-name="P1"><text:s text:c="8"/>if reset = '1' then</text:p>
      <text:p text:style-name="P1"><text:s text:c="12"/>gameOverEN &lt;= '0';</text:p>
      <text:p text:style-name="P1"><text:s text:c="12"/>gameWinEN &lt;= '0';</text:p>
      <text:p text:style-name="P1"><text:s text:c="12"/>progressCounter &lt;= 1;</text:p>
      <text:p text:style-name="P1"><text:s text:c="8"/>elsif rising_edge(clock) then</text:p>
      <text:p text:style-name="P1"><text:s text:c="12"/>gameOverEN &lt;= '0';</text:p>
      <text:p text:style-name="P1"><text:s text:c="12"/>gameWinEN &lt;= '0';</text:p>
      <text:p text:style-name="P1"/>
      <text:p text:style-name="P1"><text:s text:c="12"/>if (readMode = '1') and (to_integer(unsigned(switches)) &gt; 0) then</text:p>
      <text:p text:style-name="P1"/>
      <text:p text:style-name="P1"><text:s text:c="16"/>if progressCounter = 1 then</text:p>
      <text:p text:style-name="P1"><text:s text:c="20"/>if compare = num0 then</text:p>
      <text:p text:style-name="P1"><text:s text:c="24"/>progressCounter &lt;= progressCounter + 1;</text:p>
      <text:p text:style-name="P1"><text:s text:c="20"/>else</text:p>
      <text:p text:style-name="P1"><text:s text:c="24"/>gameOverEN &lt;= '1';</text:p>
      <text:p text:style-name="P1"><text:s text:c="24"/>progressCounter &lt;= 1;</text:p>
      <text:p text:style-name="P1"><text:s text:c="20"/>end if;</text:p>
      <text:p text:style-name="P1"><text:s text:c="16"/>elsif progressCounter = 2 then</text:p>
      <text:p text:style-name="P1"><text:s text:c="20"/>if compare = num1 then</text:p>
      <text:p text:style-name="P1"><text:s text:c="24"/>progressCounter &lt;= progressCounter + 1;</text:p>
      <text:p text:style-name="P1"><text:s text:c="20"/>else </text:p>
      <text:p text:style-name="P1"><text:s text:c="24"/>gameOverEN &lt;= '1';</text:p>
      <text:p text:style-name="P1"><text:s text:c="24"/>progressCounter &lt;= 1;</text:p>
      <text:p text:style-name="P1"><text:s text:c="20"/>end if;</text:p>
      <text:p text:style-name="P1"><text:s text:c="16"/>elsif progressCounter = 3 then</text:p>
      <text:p text:style-name="P1"><text:s text:c="20"/>if compare = num2 then</text:p>
      <text:p text:style-name="P1"><text:s text:c="24"/>progressCounter &lt;= <text:s/>progressCounter + 1;</text:p>
      <text:p text:style-name="P1"><text:s text:c="20"/>else </text:p>
      <text:p text:style-name="P1"><text:s text:c="24"/>gameOverEN &lt;= '1';</text:p>
      <text:p text:style-name="P1"><text:s text:c="24"/>progressCounter &lt;= 1;</text:p>
      <text:p text:style-name="P1"><text:s text:c="20"/>end if;</text:p>
      <text:p text:style-name="P1"><text:s text:c="16"/>elsif progressCounter = 4 then</text:p>
      <text:p text:style-name="P1"><text:s text:c="20"/>if compare = num3 then</text:p>
      <text:p text:style-name="P1"><text:s text:c="24"/>progressCounter &lt;= <text:s/>progressCounter + 1;</text:p>
      <text:p text:style-name="P1"><text:s text:c="20"/>else </text:p>
      <text:p text:style-name="P1"><text:s text:c="24"/>gameOverEN &lt;= '1';</text:p>
      <text:p text:style-name="P1"><text:s text:c="24"/>progressCounter &lt;= 1;</text:p>
      <text:p text:style-name="P1"><text:s text:c="20"/>end if;</text:p>
      <text:p text:style-name="P1"><text:s text:c="16"/>elsif progressCounter = 5 then</text:p>
      <text:p text:style-name="P1"><text:s text:c="20"/>if compare = num4 then</text:p>
      <text:p text:style-name="P1"><text:s text:c="24"/>gameWinEN &lt;= '1';</text:p>
      <text:p text:style-name="P1"><text:s text:c="24"/>progressCounter &lt;= 1;</text:p>
      <text:p text:style-name="P1"><text:s text:c="20"/>else </text:p>
      <text:p text:style-name="P1"><text:s text:c="24"/>gameOverEN &lt;= '1';</text:p>
      <text:p text:style-name="P1"><text:s text:c="24"/>progressCounter &lt;= 1;</text:p>
      <text:p text:style-name="P1"><text:s text:c="20"/>end if;</text:p>
      <text:p text:style-name="P1"><text:s text:c="16"/>end if;</text:p>
      <text:p text:style-name="P1"><text:s text:c="12"/>end if;</text:p>
      <text:p text:style-name="P1"><text:s text:c="8"/>end if;</text:p>
      <text:p text:style-name="P1"><text:s text:c="3"/>end process;</text:p>
      <text:p text:style-name="P1">end architecture NumberChecker_ARCH;</text:p>
      <text:p text:style-name="P1"><text:soft-page-break/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--</text:p>
      <text:p text:style-name="P1">--Title: WinPattern.vhd</text:p>
      <text:p text:style-name="P1">--Name: Nathaniel Roberts, Mitch Walker</text:p>
      <text:p text:style-name="P1">--Date: </text:p>
      <text:p text:style-name="P1">--Prof: Scott Tippens</text:p>
      <text:p text:style-name="P1">--Desc: Win pattern generator</text:p>
      <text:p text:style-name="P1">-- <text:s text:c="5"/>This module handles drawing a specific win patternt to the 16 leds.</text:p>
      <text:p text:style-name="P1">-- <text:s text:c="6"/></text:p>
      <text:p text:style-name="P1">-- <text:s text:c="5"/>When inactive, the leds are put into high impedace to avoid multiple driven nets</text:p>
      <text:p text:style-name="P1">-- <text:s text:c="5"/></text:p>
      <text:p text:style-name="P1">------------------------------------------------------------------------------------</text:p>
      <text:p text:style-name="P1"/>
      <text:p text:style-name="P1">entity WinPattern is</text:p>
      <text:p text:style-name="P1"><text:s text:c="4"/>generic(BLINK_COUNT : natural); --(100000000/4)-1;</text:p>
      <text:p text:style-name="P1"><text:s text:c="4"/>port(</text:p>
      <text:p text:style-name="P1"><text:s text:c="8"/>winPatternMode : in std_logic; </text:p>
      <text:p text:style-name="P1"/>
      <text:p text:style-name="P1"><text:s text:c="8"/>reset: in std_logic;</text:p>
      <text:p text:style-name="P1"><text:s text:c="8"/>clock: in std_logic;</text:p>
      <text:p text:style-name="P1"/>
      <text:p text:style-name="P1"><text:s text:c="8"/>leds: out std_logic_vector(15 downto 0)</text:p>
      <text:p text:style-name="P1"><text:s text:c="4"/>);</text:p>
      <text:p text:style-name="P1">end WinPattern;</text:p>
      <text:p text:style-name="P1"/>
      <text:p text:style-name="P1">architecture WinPattern_ARCH of WinPattern is</text:p>
      <text:p text:style-name="P1"/>
      <text:p text:style-name="P1"><text:s text:c="4"/>constant ACTIVE: std_logic := '1';</text:p>
      <text:p text:style-name="P1"/>
      <text:p text:style-name="P1"><text:s text:c="4"/>constant BLANK_LEDS : std_logic_vector(15 downto 0) := "ZZZZZZZZZZZZZZZZ";</text:p>
      <text:p text:style-name="P1"><text:s text:c="4"/>constant PATTERN0_LEDS : std_logic_vector(15 downto 0) := "1010101010101010";</text:p>
      <text:p text:style-name="P1"><text:s text:c="4"/>constant PATTERN1_LEDS : std_logic_vector(15 downto 0) := "0101010101010101";</text:p>
      <text:p text:style-name="P1"/>
      <text:p text:style-name="P1"><text:s text:c="4"/>signal displayMode : std_logic;</text:p>
      <text:p text:style-name="P1"><text:s text:c="4"/>signal toggle : std_logic;</text:p>
      <text:p text:style-name="P1"/>
      <text:p text:style-name="P1">begin</text:p>
      <text:p text:style-name="P1"/>
      <text:p text:style-name="P1"><text:s text:c="4"/>------------------------------------------------------------------------------------</text:p>
      <text:p text:style-name="P1"><text:s text:c="4"/>-- The if this module's WinPatternMode port is high then it will begin displaying</text:p>
      <text:p text:style-name="P1"><text:s text:c="4"/>-- a shifing patter of leds. The toggle signal flips back and fourth between </text:p>
      <text:p text:style-name="P1"><text:s text:c="4"/>-- selecting one pattern or another. If this componenent is not selected, then</text:p>
      <text:p text:style-name="P1"><text:s text:c="4"/>-- the output is in high impedance.</text:p>
      <text:p text:style-name="P1"><text:s text:c="4"/>------------------------------------------------------------------------------------</text:p>
      <text:p text:style-name="P1"><text:s text:c="4"/>WIN_SHIFT : process(clock, reset)</text:p>
      <text:p text:style-name="P1"><text:s text:c="4"/>begin</text:p>
      <text:p text:style-name="P1"><text:s text:c="8"/>if reset = '1' then</text:p>
      <text:p text:style-name="P1"><text:s text:c="12"/>leds &lt;= BLANK_LEDS;</text:p>
      <text:p text:style-name="P1"><text:s text:c="8"/>elsif rising_edge(clock) then</text:p>
      <text:p text:style-name="P1"><text:s text:c="12"/>if winPatternMode = '1' then </text:p>
      <text:p text:style-name="P1"><text:s text:c="16"/>if toggle = '1' then</text:p>
      <text:p text:style-name="P1"><text:s text:c="20"/>leds &lt;= PATTERN0_LEDS;</text:p>
      <text:p text:style-name="P1"><text:s text:c="16"/>elsif toggle = '0' then</text:p>
      <text:p text:style-name="P1"><text:s text:c="20"/>leds &lt;= PATTERN1_LEDS;</text:p>
      <text:p text:style-name="P1"><text:s text:c="16"/>end if;</text:p>
      <text:p text:style-name="P1"><text:s text:c="12"/>else</text:p>
      <text:p text:style-name="P1"><text:s text:c="16"/>leds &lt;= BLANK_LEDS;</text:p>
      <text:p text:style-name="P1"><text:s text:c="12"/>end if;</text:p>
      <text:p text:style-name="P1"><text:s text:c="8"/>end if;</text:p>
      <text:p text:style-name="P1"><text:s text:c="4"/>end process;</text:p>
      <text:p text:style-name="P1"/>
      <text:p text:style-name="P1"/>
      <text:p text:style-name="P1"/>
      <text:p text:style-name="P1"/>
      <text:p text:style-name="P1"><text:soft-page-break/><text:s text:c="4"/>------------------------------------------------------------------------------------</text:p>
      <text:p text:style-name="P1"><text:s text:c="4"/>-- This process handles how fast the toggle signal fill flip back and fourth.</text:p>
      <text:p text:style-name="P1"><text:s text:c="4"/>------------------------------------------------------------------------------------</text:p>
      <text:p text:style-name="P1"><text:s text:c="4"/>DISPLAY_RATE: process(reset, clock)</text:p>
      <text:p text:style-name="P1"><text:s text:c="8"/>variable count: integer range 0 to BLINK_COUNT;</text:p>
      <text:p text:style-name="P1"><text:s text:c="4"/>begin</text:p>
      <text:p text:style-name="P1"><text:s text:c="8"/>if (reset = ACTIVE) then</text:p>
      <text:p text:style-name="P1"><text:s text:c="12"/>count := 0;</text:p>
      <text:p text:style-name="P1"><text:s text:c="12"/>toggle &lt;= <text:s/>not ACTIVE;</text:p>
      <text:p text:style-name="P1"><text:s text:c="8"/>elsif (rising_edge(clock)) then</text:p>
      <text:p text:style-name="P1"><text:s text:c="12"/>if winPatternMode = '1' then</text:p>
      <text:p text:style-name="P1"><text:s text:c="16"/>if (count &gt;= BLINK_COUNT) then</text:p>
      <text:p text:style-name="P1"><text:s text:c="20"/>count := 0;</text:p>
      <text:p text:style-name="P1"><text:s text:c="20"/>toggle &lt;= not toggle;</text:p>
      <text:p text:style-name="P1"><text:s text:c="16"/>else</text:p>
      <text:p text:style-name="P1"><text:s text:c="20"/>count := count + 1;</text:p>
      <text:p text:style-name="P1"><text:s text:c="16"/>end if;</text:p>
      <text:p text:style-name="P1"><text:s text:c="12"/>else </text:p>
      <text:p text:style-name="P1"><text:s text:c="16"/>count := 0;</text:p>
      <text:p text:style-name="P1"><text:s text:c="16"/>toggle &lt;= not ACTIVE;</text:p>
      <text:p text:style-name="P1"><text:s text:c="12"/>end if;</text:p>
      <text:p text:style-name="P1"><text:s text:c="8"/>end if;</text:p>
      <text:p text:style-name="P1"><text:s text:c="4"/>end process DISPLAY_RATE;</text:p>
      <text:p text:style-name="P1"/>
      <text:p text:style-name="P1">end WinPattern_ARCH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--</text:p>
      <text:p text:style-name="P1">--Title: LosePattern.vhd</text:p>
      <text:p text:style-name="P1">--Name: Nathaniel Roberts, Mitch Walker</text:p>
      <text:p text:style-name="P1">--Date: </text:p>
      <text:p text:style-name="P1">--Prof: Scott Tippens</text:p>
      <text:p text:style-name="P1">--Desc: Lose Pattern generator</text:p>
      <text:p text:style-name="P1">-- <text:s text:c="5"/>And overly complex desin in code to essentially display a draining health bar.</text:p>
      <text:p text:style-name="P1">-- <text:s text:c="6"/></text:p>
      <text:p text:style-name="P1">-- <text:s text:c="5"/>Each pattern that is ouput to the leds is represented by a custom state.</text:p>
      <text:p text:style-name="P1">-- <text:s text:c="5"/></text:p>
      <text:p text:style-name="P1">-- <text:s text:c="5"/>The state machine of this file switches through all 16 patterns at the rate of </text:p>
      <text:p text:style-name="P1">-- <text:s text:c="5"/>once every 1/4 second</text:p>
      <text:p text:style-name="P1">------------------------------------------------------------------------------------</text:p>
      <text:p text:style-name="P1"/>
      <text:p text:style-name="P1">entity LosePattern is</text:p>
      <text:p text:style-name="P1"><text:s text:c="4"/>generic(BLINK_COUNT : natural); </text:p>
      <text:p text:style-name="P1"><text:s text:c="4"/>port(</text:p>
      <text:p text:style-name="P1"><text:s text:c="8"/></text:p>
      <text:p text:style-name="P1"><text:s text:c="8"/>losePatternEN : in std_logic; </text:p>
      <text:p text:style-name="P1"/>
      <text:p text:style-name="P1"><text:s text:c="8"/>reset: in std_logic;</text:p>
      <text:p text:style-name="P1"><text:s text:c="8"/>clock: in std_logic;</text:p>
      <text:p text:style-name="P1"/>
      <text:p text:style-name="P1"><text:s text:c="8"/>leds: out std_logic_vector(15 downto 0);</text:p>
      <text:p text:style-name="P1"/>
      <text:p text:style-name="P1"><text:s text:c="8"/>losePatternIsBusy : out std_logic</text:p>
      <text:p text:style-name="P1"><text:s text:c="4"/>);</text:p>
      <text:p text:style-name="P1">end LosePattern;</text:p>
      <text:p text:style-name="P1"/>
      <text:p text:style-name="P1">architecture LosePattern_ARCH of LosePattern is</text:p>
      <text:p text:style-name="P1"/>
      <text:p text:style-name="P1"><text:s text:c="4"/>type States_t is (BLANK, </text:p>
      <text:p text:style-name="P1"><text:s text:c="22"/>PATTERN0,</text:p>
      <text:p text:style-name="P1"><text:s text:c="22"/>PATTERN1,</text:p>
      <text:p text:style-name="P1"><text:s text:c="22"/>PATTERN2,</text:p>
      <text:p text:style-name="P1"><text:s text:c="22"/>PATTERN3,</text:p>
      <text:p text:style-name="P1"><text:s text:c="22"/>PATTERN4,</text:p>
      <text:p text:style-name="P1"><text:s text:c="22"/>PATTERN5,</text:p>
      <text:p text:style-name="P1"><text:s text:c="22"/>PATTERN6,</text:p>
      <text:p text:style-name="P1"><text:s text:c="22"/>PATTERN7,</text:p>
      <text:p text:style-name="P1"><text:s text:c="22"/>PATTERN8,</text:p>
      <text:p text:style-name="P1"><text:s text:c="22"/>PATTERN9,</text:p>
      <text:p text:style-name="P1"><text:s text:c="22"/>PATTERN10,</text:p>
      <text:p text:style-name="P1"><text:s text:c="22"/>PATTERN11,</text:p>
      <text:p text:style-name="P1"><text:s text:c="22"/>PATTERN12,</text:p>
      <text:p text:style-name="P1"><text:s text:c="22"/>PATTERN13,</text:p>
      <text:p text:style-name="P1"><text:s text:c="22"/>PATTERN14,</text:p>
      <text:p text:style-name="P1"><text:s text:c="22"/>PATTERN15);</text:p>
      <text:p text:style-name="P1"><text:s text:c="4"/>signal currentState: States_t;</text:p>
      <text:p text:style-name="P1"><text:s text:c="4"/>signal nextState: States_t;</text:p>
      <text:p text:style-name="P1"/>
      <text:p text:style-name="P1"><text:s text:c="4"/>constant ACTIVE: std_logic := '1'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4"/>constant HIGH_Z_LEDS : std_logic_vector(15 downto 0) := "ZZZZZZZZZZZZZZZZ";</text:p>
      <text:p text:style-name="P1"><text:s text:c="4"/>constant PATTERN0_LEDS : std_logic_vector(15 downto 0) <text:s/>:= "1111111111111111";</text:p>
      <text:p text:style-name="P1"><text:s text:c="4"/>constant PATTERN1_LEDS : std_logic_vector(15 downto 0) <text:s/>:= "1111111111111110";</text:p>
      <text:p text:style-name="P1"><text:s text:c="4"/>constant PATTERN2_LEDS : std_logic_vector(15 downto 0) <text:s/>:= "1111111111111100";</text:p>
      <text:p text:style-name="P1"><text:s text:c="4"/>constant PATTERN3_LEDS : std_logic_vector(15 downto 0) <text:s/>:= "1111111111111000";</text:p>
      <text:p text:style-name="P1"><text:s text:c="4"/>constant PATTERN4_LEDS : std_logic_vector(15 downto 0) <text:s/>:= "1111111111110000";</text:p>
      <text:p text:style-name="P1"><text:s text:c="4"/>constant PATTERN5_LEDS : std_logic_vector(15 downto 0) <text:s/>:= "1111111111100000";</text:p>
      <text:p text:style-name="P1"><text:s text:c="4"/>constant PATTERN6_LEDS : std_logic_vector(15 downto 0) <text:s/>:= "1111111111000000";</text:p>
      <text:p text:style-name="P1"><text:s text:c="4"/>constant PATTERN7_LEDS : std_logic_vector(15 downto 0) <text:s/>:= "1111111110000000";</text:p>
      <text:p text:style-name="P1"><text:s text:c="4"/>constant PATTERN8_LEDS : std_logic_vector(15 downto 0) <text:s/>:= "1111111100000000";</text:p>
      <text:p text:style-name="P1"><text:s text:c="4"/>constant PATTERN9_LEDS : std_logic_vector(15 downto 0) <text:s/>:= "1111111000000000";</text:p>
      <text:p text:style-name="P1"><text:s text:c="4"/>constant PATTERN10_LEDS : std_logic_vector(15 downto 0) := "1111110000000000";</text:p>
      <text:p text:style-name="P1"><text:s text:c="4"/>constant PATTERN11_LEDS : std_logic_vector(15 downto 0) := "1111100000000000";</text:p>
      <text:p text:style-name="P1"><text:s text:c="4"/>constant PATTERN12_LEDS : std_logic_vector(15 downto 0) := "1111000000000000";</text:p>
      <text:p text:style-name="P1"><text:s text:c="4"/>constant PATTERN13_LEDS : std_logic_vector(15 downto 0) := "1110000000000000";</text:p>
      <text:p text:style-name="P1"><text:s text:c="4"/>constant PATTERN14_LEDS : std_logic_vector(15 downto 0) := "1100000000000000";</text:p>
      <text:p text:style-name="P1"><text:s text:c="4"/>constant PATTERN15_LEDS : std_logic_vector(15 downto 0) := "1000000000000000";</text:p>
      <text:p text:style-name="P1"/>
      <text:p text:style-name="P1"><text:s text:c="4"/>signal stateMachineControl: std_logic;</text:p>
      <text:p text:style-name="P1"/>
      <text:p text:style-name="P1">begin</text:p>
      <text:p text:style-name="P1"/>
      <text:p text:style-name="P1"><text:s text:c="4"/>------------------------------------------------------------------------------------</text:p>
      <text:p text:style-name="P1"><text:s text:c="4"/>-- The state machine register that keeps track of when to switch to the next state.</text:p>
      <text:p text:style-name="P1"><text:s text:c="4"/>------------------------------------------------------------------------------------</text:p>
      <text:p text:style-name="P1"><text:s text:c="4"/>STATE_REGISTER: process(reset, clock)</text:p>
      <text:p text:style-name="P1"><text:s text:c="8"/>begin</text:p>
      <text:p text:style-name="P1"><text:s text:c="12"/>if reset = ACTIVE then</text:p>
      <text:p text:style-name="P1"><text:s text:c="16"/>currentState &lt;= BLANK;</text:p>
      <text:p text:style-name="P1"><text:s text:c="12"/>elsif rising_edge(clock) then</text:p>
      <text:p text:style-name="P1"><text:s text:c="16"/>currentState &lt;= nextState;</text:p>
      <text:p text:style-name="P1"><text:s text:c="12"/>end if;</text:p>
      <text:p text:style-name="P1"><text:s text:c="4"/>end process;</text:p>
      <text:p text:style-name="P1"/>
      <text:p text:style-name="P1"><text:s text:c="4"/>------------------------------------------------------------------------------------</text:p>
      <text:p text:style-name="P1"><text:s text:c="4"/>-- The overly complex and long winded state machine that selects different signals</text:p>
      <text:p text:style-name="P1"><text:s text:c="4"/>-- to reach the output. If this module is done, then the ouput is high-Z. While</text:p>
      <text:p text:style-name="P1"><text:s text:c="4"/>-- this module runs, output a busy signal to tell the rest of the design it busy.</text:p>
      <text:p text:style-name="P1"><text:s text:c="4"/>------------------------------------------------------------------------------------</text:p>
      <text:p text:style-name="P1"><text:s text:c="4"/>WIN_PATTERN_SM: process(currentState, stateMachineControl, losePatternEN)</text:p>
      <text:p text:style-name="P1"><text:s text:c="4"/>begin</text:p>
      <text:p text:style-name="P1"><text:s text:c="8"/>case CurrentState is</text:p>
      <text:p text:style-name="P1"><text:s text:c="4"/>-------------------------------------------------------------------------------BLANK</text:p>
      <text:p text:style-name="P1"><text:s text:c="12"/>when BLANK =&gt; </text:p>
      <text:p text:style-name="P1"><text:s text:c="16"/>leds &lt;= HIGH_Z_LEDS;</text:p>
      <text:p text:style-name="P1"><text:s text:c="16"/>losePatternIsBusy &lt;= not ACTIVE;</text:p>
      <text:p text:style-name="P1"><text:s text:c="16"/>if (losePatternEN = ACTIVE) then</text:p>
      <text:p text:style-name="P1"><text:s text:c="20"/>nextState &lt;= PATTERN0;</text:p>
      <text:p text:style-name="P1"><text:s text:c="16"/>else</text:p>
      <text:p text:style-name="P1"><text:s text:c="20"/>nextState &lt;= BLANK;</text:p>
      <text:p text:style-name="P1"><text:s text:c="16"/>end if;</text:p>
      <text:p text:style-name="P1"><text:s text:c="4"/>----------------------------------------------------------------------------PATTERN0</text:p>
      <text:p text:style-name="P1"/>
      <text:p text:style-name="P1"><text:s text:c="12"/>when PATTERN0 =&gt;</text:p>
      <text:p text:style-name="P1"><text:s text:c="16"/>leds &lt;= PATTERN0_LEDS;</text:p>
      <text:p text:style-name="P1"><text:s text:c="16"/>losePatternIsBusy &lt;= ACTIVE;</text:p>
      <text:p text:style-name="P1"><text:s text:c="16"/>if (stateMachineControl = not ACTIVE) then</text:p>
      <text:p text:style-name="P1"><text:s text:c="20"/>nextState &lt;= PATTERN1;</text:p>
      <text:p text:style-name="P1"><text:s text:c="16"/>else</text:p>
      <text:p text:style-name="P1"><text:s text:c="20"/>nextState &lt;= PATTERN0;</text:p>
      <text:p text:style-name="P1"><text:s text:c="16"/>end if;</text:p>
      <text:p text:style-name="P1"><text:s text:c="4"/>-----------------------------------------------------------------------------PATTERN1</text:p>
      <text:p text:style-name="P1"/>
      <text:p text:style-name="P1"><text:s text:c="12"/>when PATTERN1 =&gt;</text:p>
      <text:p text:style-name="P1"><text:s text:c="16"/>leds &lt;= PATTERN1_LEDS;</text:p>
      <text:p text:style-name="P1"><text:s text:c="16"/>losePatternIsBusy &lt;= ACTIVE;</text:p>
      <text:p text:style-name="P1"><text:s text:c="16"/>if (stateMachineControl = ACTIVE) then</text:p>
      <text:p text:style-name="P1"><text:soft-page-break/><text:s text:c="20"/>nextState &lt;= PATTERN2;</text:p>
      <text:p text:style-name="P1"><text:s text:c="16"/>else</text:p>
      <text:p text:style-name="P1"><text:s text:c="20"/>nextState &lt;= PATTERN1;</text:p>
      <text:p text:style-name="P1"><text:s text:c="16"/>end if;</text:p>
      <text:p text:style-name="P1"><text:s text:c="4"/>-----------------------------------------------------------------------------PATTERN2</text:p>
      <text:p text:style-name="P1"/>
      <text:p text:style-name="P1"><text:s text:c="12"/>when PATTERN2 =&gt;</text:p>
      <text:p text:style-name="P1"><text:s text:c="16"/>leds &lt;= PATTERN2_LEDS;</text:p>
      <text:p text:style-name="P1"><text:s text:c="16"/>losePatternIsBusy &lt;= ACTIVE;</text:p>
      <text:p text:style-name="P1"><text:s text:c="16"/>if (stateMachineControl = not ACTIVE) then</text:p>
      <text:p text:style-name="P1"><text:s text:c="20"/>nextState &lt;= PATTERN3;</text:p>
      <text:p text:style-name="P1"><text:s text:c="16"/>else</text:p>
      <text:p text:style-name="P1"><text:s text:c="20"/>nextState &lt;= PATTERN2;</text:p>
      <text:p text:style-name="P1"><text:s text:c="16"/>end if;</text:p>
      <text:p text:style-name="P1"><text:s text:c="4"/>-----------------------------------------------------------------------------PATTERN3</text:p>
      <text:p text:style-name="P1"/>
      <text:p text:style-name="P1"><text:s text:c="12"/>when PATTERN3 =&gt;</text:p>
      <text:p text:style-name="P1"><text:s text:c="16"/>leds &lt;= PATTERN3_LEDS;</text:p>
      <text:p text:style-name="P1"><text:s text:c="16"/>losePatternIsBusy &lt;= ACTIVE;</text:p>
      <text:p text:style-name="P1"><text:s text:c="16"/>if (stateMachineControl = ACTIVE) then</text:p>
      <text:p text:style-name="P1"><text:s text:c="20"/>nextState &lt;= PATTERN4;</text:p>
      <text:p text:style-name="P1"><text:s text:c="16"/>else</text:p>
      <text:p text:style-name="P1"><text:s text:c="20"/>nextState &lt;= PATTERN3;</text:p>
      <text:p text:style-name="P1"><text:s text:c="16"/>end if;</text:p>
      <text:p text:style-name="P1"><text:s text:c="4"/>-----------------------------------------------------------------------------PATTERN4</text:p>
      <text:p text:style-name="P1"/>
      <text:p text:style-name="P1"><text:s text:c="12"/>when PATTERN4 =&gt;</text:p>
      <text:p text:style-name="P1"><text:s text:c="16"/>leds &lt;= PATTERN4_LEDS;</text:p>
      <text:p text:style-name="P1"><text:s text:c="16"/>losePatternIsBusy &lt;= ACTIVE;</text:p>
      <text:p text:style-name="P1"><text:s text:c="16"/>if (stateMachineControl = not ACTIVE) then</text:p>
      <text:p text:style-name="P1"><text:s text:c="20"/>nextState &lt;= PATTERN5;</text:p>
      <text:p text:style-name="P1"><text:s text:c="16"/>else</text:p>
      <text:p text:style-name="P1"><text:s text:c="20"/>nextState &lt;= PATTERN4;</text:p>
      <text:p text:style-name="P1"><text:s text:c="16"/>end if;</text:p>
      <text:p text:style-name="P1"><text:s text:c="4"/>-----------------------------------------------------------------------------PATTERN5</text:p>
      <text:p text:style-name="P1"/>
      <text:p text:style-name="P1"><text:s text:c="12"/>when PATTERN5 =&gt;</text:p>
      <text:p text:style-name="P1"><text:s text:c="16"/>leds &lt;= PATTERN5_LEDS;</text:p>
      <text:p text:style-name="P1"><text:s text:c="16"/>losePatternIsBusy &lt;= ACTIVE;</text:p>
      <text:p text:style-name="P1"><text:s text:c="16"/>if (stateMachineControl = ACTIVE) then</text:p>
      <text:p text:style-name="P1"><text:s text:c="20"/>nextState &lt;= PATTERN6;</text:p>
      <text:p text:style-name="P1"><text:s text:c="16"/>else</text:p>
      <text:p text:style-name="P1"><text:s text:c="20"/>nextState &lt;= PATTERN5;</text:p>
      <text:p text:style-name="P1"><text:s text:c="16"/>end if;</text:p>
      <text:p text:style-name="P1"><text:s text:c="4"/>-----------------------------------------------------------------------------PATTERN6</text:p>
      <text:p text:style-name="P1"/>
      <text:p text:style-name="P1"><text:s text:c="12"/>when PATTERN6 =&gt;</text:p>
      <text:p text:style-name="P1"><text:s text:c="16"/>leds &lt;= PATTERN6_LEDS;</text:p>
      <text:p text:style-name="P1"><text:s text:c="16"/>losePatternIsBusy &lt;= ACTIVE;</text:p>
      <text:p text:style-name="P1"><text:s text:c="16"/>if (stateMachineControl = not ACTIVE) then</text:p>
      <text:p text:style-name="P1"><text:s text:c="20"/>nextState &lt;= PATTERN7;</text:p>
      <text:p text:style-name="P1"><text:s text:c="16"/>else</text:p>
      <text:p text:style-name="P1"><text:s text:c="20"/>nextState &lt;= PATTERN6;</text:p>
      <text:p text:style-name="P1"><text:s text:c="16"/>end if;</text:p>
      <text:p text:style-name="P1"><text:s text:c="4"/>-----------------------------------------------------------------------------PATTERN7</text:p>
      <text:p text:style-name="P1"/>
      <text:p text:style-name="P1"><text:s text:c="12"/>when PATTERN7 =&gt;</text:p>
      <text:p text:style-name="P1"><text:s text:c="16"/>leds &lt;= PATTERN7_LEDS;</text:p>
      <text:p text:style-name="P1"><text:s text:c="16"/>losePatternIsBusy &lt;= ACTIVE;</text:p>
      <text:p text:style-name="P1"><text:s text:c="16"/>if (stateMachineControl = ACTIVE) then</text:p>
      <text:p text:style-name="P1"><text:s text:c="20"/>nextState &lt;= PATTERN8;</text:p>
      <text:p text:style-name="P1"><text:s text:c="16"/>else</text:p>
      <text:p text:style-name="P1"><text:s text:c="20"/>nextState &lt;= PATTERN7;</text:p>
      <text:p text:style-name="P1"><text:s text:c="16"/>end if;</text:p>
      <text:p text:style-name="P1"><text:s text:c="4"/>-----------------------------------------------------------------------------PATTERN8</text:p>
      <text:p text:style-name="P1"/>
      <text:p text:style-name="P1"><text:s text:c="12"/>when PATTERN8 =&gt;</text:p>
      <text:p text:style-name="P1"><text:soft-page-break/><text:s text:c="16"/>leds &lt;= PATTERN8_LEDS;</text:p>
      <text:p text:style-name="P1"><text:s text:c="16"/>losePatternIsBusy &lt;= ACTIVE;</text:p>
      <text:p text:style-name="P1"><text:s text:c="16"/>if (stateMachineControl = not ACTIVE) then</text:p>
      <text:p text:style-name="P1"><text:s text:c="20"/>nextState &lt;= PATTERN9;</text:p>
      <text:p text:style-name="P1"><text:s text:c="16"/>else</text:p>
      <text:p text:style-name="P1"><text:s text:c="20"/>nextState &lt;= PATTERN8;</text:p>
      <text:p text:style-name="P1"><text:s text:c="16"/>end if;</text:p>
      <text:p text:style-name="P1"><text:s text:c="4"/>-----------------------------------------------------------------------------PATTERN9</text:p>
      <text:p text:style-name="P1"/>
      <text:p text:style-name="P1"><text:s text:c="12"/>when PATTERN9 =&gt;</text:p>
      <text:p text:style-name="P1"><text:s text:c="16"/>leds &lt;= PATTERN9_LEDS;</text:p>
      <text:p text:style-name="P1"><text:s text:c="16"/>losePatternIsBusy &lt;= ACTIVE;</text:p>
      <text:p text:style-name="P1"><text:s text:c="16"/>if (stateMachineControl = ACTIVE) then</text:p>
      <text:p text:style-name="P1"><text:s text:c="20"/>nextState &lt;= PATTERN10;</text:p>
      <text:p text:style-name="P1"><text:s text:c="16"/>else</text:p>
      <text:p text:style-name="P1"><text:s text:c="20"/>nextState &lt;= PATTERN9;</text:p>
      <text:p text:style-name="P1"><text:s text:c="16"/>end if;</text:p>
      <text:p text:style-name="P1"><text:s text:c="4"/>-----------------------------------------------------------------------------PATTERN10</text:p>
      <text:p text:style-name="P1"/>
      <text:p text:style-name="P1"><text:s text:c="12"/>when PATTERN10 =&gt;</text:p>
      <text:p text:style-name="P1"><text:s text:c="16"/>leds &lt;= PATTERN10_LEDS;</text:p>
      <text:p text:style-name="P1"><text:s text:c="16"/>losePatternIsBusy &lt;= ACTIVE;</text:p>
      <text:p text:style-name="P1"><text:s text:c="16"/>if (stateMachineControl = not ACTIVE) then</text:p>
      <text:p text:style-name="P1"><text:s text:c="20"/>nextState &lt;= PATTERN11;</text:p>
      <text:p text:style-name="P1"><text:s text:c="16"/>else</text:p>
      <text:p text:style-name="P1"><text:s text:c="20"/>nextState &lt;= PATTERN10;</text:p>
      <text:p text:style-name="P1"><text:s text:c="16"/>end if;</text:p>
      <text:p text:style-name="P1"><text:s text:c="4"/>-----------------------------------------------------------------------------PATTERN11</text:p>
      <text:p text:style-name="P1"/>
      <text:p text:style-name="P1"><text:s text:c="12"/>when PATTERN11 =&gt;</text:p>
      <text:p text:style-name="P1"><text:s text:c="16"/>leds &lt;= PATTERN11_LEDS;</text:p>
      <text:p text:style-name="P1"><text:s text:c="16"/>losePatternIsBusy &lt;= ACTIVE;</text:p>
      <text:p text:style-name="P1"><text:s text:c="16"/>if (stateMachineControl = ACTIVE) then</text:p>
      <text:p text:style-name="P1"><text:s text:c="20"/>nextState &lt;= PATTERN12;</text:p>
      <text:p text:style-name="P1"><text:s text:c="16"/>else</text:p>
      <text:p text:style-name="P1"><text:s text:c="20"/>nextState &lt;= PATTERN11;</text:p>
      <text:p text:style-name="P1"><text:s text:c="16"/>end if;</text:p>
      <text:p text:style-name="P1"><text:s text:c="4"/>-----------------------------------------------------------------------------PATTERN12</text:p>
      <text:p text:style-name="P1"/>
      <text:p text:style-name="P1"><text:s text:c="12"/>when PATTERN12 =&gt;</text:p>
      <text:p text:style-name="P1"><text:s text:c="16"/>leds &lt;= PATTERN12_LEDS;</text:p>
      <text:p text:style-name="P1"><text:s text:c="16"/>losePatternIsBusy &lt;= ACTIVE;</text:p>
      <text:p text:style-name="P1"><text:s text:c="16"/>if (stateMachineControl = not ACTIVE) then</text:p>
      <text:p text:style-name="P1"><text:s text:c="20"/>nextState &lt;= PATTERN13;</text:p>
      <text:p text:style-name="P1"><text:s text:c="16"/>else</text:p>
      <text:p text:style-name="P1"><text:s text:c="20"/>nextState &lt;= PATTERN12;</text:p>
      <text:p text:style-name="P1"><text:s text:c="16"/>end if;</text:p>
      <text:p text:style-name="P1"><text:s text:c="4"/>-----------------------------------------------------------------------------PATTERN13</text:p>
      <text:p text:style-name="P1"/>
      <text:p text:style-name="P1"><text:s text:c="12"/>when PATTERN13 =&gt;</text:p>
      <text:p text:style-name="P1"><text:s text:c="16"/>leds &lt;= PATTERN13_LEDS;</text:p>
      <text:p text:style-name="P1"><text:s text:c="16"/>losePatternIsBusy &lt;= ACTIVE;</text:p>
      <text:p text:style-name="P1"><text:s text:c="16"/>if (stateMachineControl = ACTIVE) then</text:p>
      <text:p text:style-name="P1"><text:s text:c="20"/>nextState &lt;= PATTERN14;</text:p>
      <text:p text:style-name="P1"><text:s text:c="16"/>else</text:p>
      <text:p text:style-name="P1"><text:s text:c="20"/>nextState &lt;= PATTERN13;</text:p>
      <text:p text:style-name="P1"><text:s text:c="16"/>end if;</text:p>
      <text:p text:style-name="P1"><text:s text:c="4"/>-----------------------------------------------------------------------------PATTERN14</text:p>
      <text:p text:style-name="P1"/>
      <text:p text:style-name="P1"><text:s text:c="12"/>when PATTERN14 =&gt;</text:p>
      <text:p text:style-name="P1"><text:s text:c="16"/>leds &lt;= PATTERN14_LEDS;</text:p>
      <text:p text:style-name="P1"><text:s text:c="16"/>losePatternIsBusy &lt;= ACTIVE;</text:p>
      <text:p text:style-name="P1"><text:s text:c="16"/>if (stateMachineControl = not ACTIVE) then</text:p>
      <text:p text:style-name="P1"><text:s text:c="20"/>nextState &lt;= PATTERN15;</text:p>
      <text:p text:style-name="P1"><text:s text:c="16"/>else</text:p>
      <text:p text:style-name="P1"><text:s text:c="20"/>nextState &lt;= PATTERN14;</text:p>
      <text:p text:style-name="P1"><text:s text:c="16"/>end if;</text:p>
      <text:p text:style-name="P1"><text:soft-page-break/><text:s text:c="4"/>-----------------------------------------------------------------------------PATTERN15</text:p>
      <text:p text:style-name="P1"/>
      <text:p text:style-name="P1"><text:s text:c="12"/>when PATTERN15 =&gt;</text:p>
      <text:p text:style-name="P1"><text:s text:c="16"/>leds &lt;= PATTERN15_LEDS;</text:p>
      <text:p text:style-name="P1"><text:s text:c="16"/>losePatternIsBusy &lt;= ACTIVE;</text:p>
      <text:p text:style-name="P1"><text:s text:c="16"/>if (stateMachineControl = ACTIVE) then</text:p>
      <text:p text:style-name="P1"><text:s text:c="20"/>nextState &lt;= BLANK;</text:p>
      <text:p text:style-name="P1"><text:s text:c="16"/>else</text:p>
      <text:p text:style-name="P1"><text:s text:c="20"/>nextState &lt;= PATTERN15;</text:p>
      <text:p text:style-name="P1"><text:s text:c="16"/>end if;</text:p>
      <text:p text:style-name="P1"><text:s text:c="8"/>end case;</text:p>
      <text:p text:style-name="P1"><text:s text:c="4"/>end process;</text:p>
      <text:p text:style-name="P1"/>
      <text:p text:style-name="P1"><text:s text:c="4"/>DISPLAY_RATE: process(reset, clock)</text:p>
      <text:p text:style-name="P1"><text:s text:c="8"/>variable count: integer range 0 to BLINK_COUNT;</text:p>
      <text:p text:style-name="P1"><text:s text:c="4"/>begin</text:p>
      <text:p text:style-name="P1"><text:s text:c="8"/>if (reset = ACTIVE) then</text:p>
      <text:p text:style-name="P1"><text:s text:c="12"/>count := 0;</text:p>
      <text:p text:style-name="P1"><text:s text:c="12"/>stateMachineControl &lt;= <text:s/>not ACTIVE;</text:p>
      <text:p text:style-name="P1"><text:s text:c="8"/>elsif (rising_edge(clock)) then</text:p>
      <text:p text:style-name="P1"><text:s text:c="12"/>if (count &gt;= BLINK_COUNT) then</text:p>
      <text:p text:style-name="P1"><text:s text:c="16"/>count := 0;</text:p>
      <text:p text:style-name="P1"><text:s text:c="16"/>stateMachineControl &lt;= not stateMachineControl;</text:p>
      <text:p text:style-name="P1"><text:s text:c="12"/>else</text:p>
      <text:p text:style-name="P1"><text:s text:c="16"/>count := count + 1;</text:p>
      <text:p text:style-name="P1"><text:s text:c="12"/>end if;</text:p>
      <text:p text:style-name="P1"><text:s text:c="8"/>end if;</text:p>
      <text:p text:style-name="P1"><text:s text:c="4"/>end process DISPLAY_RATE;</text:p>
      <text:p text:style-name="P1"/>
      <text:p text:style-name="P1">end LosePattern_ARCH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--</text:p>
      <text:p text:style-name="P1">--Title: L<text:span text:style-name="T1">edSegments</text:span></text:p>
      <text:p text:style-name="P1">--Name: Nathaniel Roberts, Mitch Walker</text:p>
      <text:p text:style-name="P1">--Date: 3/26/25</text:p>
      <text:p text:style-name="P1">--Prof: Scott Tippens</text:p>
      <text:p text:style-name="P1">--Desc: Bar Led Driver file</text:p>
      <text:p text:style-name="P1">-- <text:s text:c="5"/>This file simply chooses which led on the Basys3 board will recieve the active</text:p>
      <text:p text:style-name="P1">-- <text:s text:c="5"/>level. The inupt is a 4 bit binary number and output is 16 bit wide vector.</text:p>
      <text:p text:style-name="P1">-- <text:s text:c="5"/>matching the position of each of the 16 leds on the Basys3 board.</text:p>
      <text:p text:style-name="P1">------------------------------------------------------------------------------------</text:p>
      <text:p text:style-name="P1"/>
      <text:p text:style-name="P1"/>
      <text:p text:style-name="P1">entity LedSegments is</text:p>
      <text:p text:style-name="P1"><text:s text:c="4"/>port(</text:p>
      <text:p text:style-name="P1"><text:s text:c="8"/>binary4Bit : in std_logic_vector(3 downto 0);</text:p>
      <text:p text:style-name="P1"><text:s text:c="8"/>outputMode : in std_logic;</text:p>
      <text:p text:style-name="P1"/>
      <text:p text:style-name="P1"><text:s text:c="8"/>leds : out std_logic_vector(15 downto 0)</text:p>
      <text:p text:style-name="P1"><text:s text:c="4"/>);</text:p>
      <text:p text:style-name="P1">end entity LedSegments;</text:p>
      <text:p text:style-name="P1"/>
      <text:p text:style-name="P1">architecture LedSegments_ARCH of LedSegments is</text:p>
      <text:p text:style-name="P1"/>
      <text:p text:style-name="P1">begin</text:p>
      <text:p text:style-name="P1"/>
      <text:p text:style-name="P1"><text:s text:c="4"/>DRIVE_LEDS : process(binary4Bit, outputMode)</text:p>
      <text:p text:style-name="P1"><text:s text:c="4"/>begin</text:p>
      <text:p text:style-name="P1"><text:s text:c="8"/>if outputMode = '0' then</text:p>
      <text:p text:style-name="P1"><text:s text:c="12"/>leds &lt;= (others =&gt; 'Z');</text:p>
      <text:p text:style-name="P1"><text:s text:c="8"/>else</text:p>
      <text:p text:style-name="P1"><text:s text:c="12"/>for i in 0 to 15 loop</text:p>
      <text:p text:style-name="P1"><text:s text:c="16"/>if to_integer(unsigned(binary4BIt)) = i then</text:p>
      <text:p text:style-name="P1"><text:s text:c="20"/>leds(i) &lt;= '1';</text:p>
      <text:p text:style-name="P1"><text:s text:c="16"/>else</text:p>
      <text:p text:style-name="P1"><text:s text:c="20"/>leds(i) &lt;= '0';</text:p>
      <text:p text:style-name="P1"><text:s text:c="16"/>end if;</text:p>
      <text:p text:style-name="P1"><text:s text:c="12"/>end loop;</text:p>
      <text:p text:style-name="P1"><text:s text:c="8"/>end if;</text:p>
      <text:p text:style-name="P1"><text:s text:c="4"/>end process;</text:p>
      <text:p text:style-name="P1"/>
      <text:p text:style-name="P1">end architecture LedSegments_ARCH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--</text:p>
      <text:p text:style-name="P1">--Title: <text:span text:style-name="T1">BCD</text:span></text:p>
      <text:p text:style-name="P1">--Name: Nathaniel Roberts, Mitch Walker</text:p>
      <text:p text:style-name="P1">--Date: 3/26/25</text:p>
      <text:p text:style-name="P1">--Prof: Scott Tippens</text:p>
      <text:p text:style-name="P1">--Desc: Binary to BCD converter file.</text:p>
      <text:p text:style-name="P1">-- <text:s text:c="5"/>This component simply converts a 4 bit binary number into two seperate</text:p>
      <text:p text:style-name="P1">-- <text:s text:c="5"/>4 bit numbers to represent the Tens and ones place combinationally.</text:p>
      <text:p text:style-name="P1">------------------------------------------------------------------------------------</text:p>
      <text:p text:style-name="P1"/>
      <text:p text:style-name="P1"/>
      <text:p text:style-name="P1">entity BCD is</text:p>
      <text:p text:style-name="P1"><text:s text:c="4"/>port(</text:p>
      <text:p text:style-name="P1"><text:s text:c="8"/>binary4Bit : in std_logic_vector(3 downto 0);</text:p>
      <text:p text:style-name="P1"/>
      <text:p text:style-name="P1"><text:s text:c="8"/>decimalOnes : out std_logic_vector(3 downto 0);</text:p>
      <text:p text:style-name="P1"><text:s text:c="8"/>decimalTens : out std_logic_vector(3 downto 0)</text:p>
      <text:p text:style-name="P1"><text:s text:c="4"/>);</text:p>
      <text:p text:style-name="P1">end entity BCD;</text:p>
      <text:p text:style-name="P1"/>
      <text:p text:style-name="P1"/>
      <text:p text:style-name="P1">architecture BCD_ARCH of BCD is</text:p>
      <text:p text:style-name="P1">begin</text:p>
      <text:p text:style-name="P1"><text:s text:c="4"/>with binary4Bit select</text:p>
      <text:p text:style-name="P1"><text:s text:c="8"/>decimalOnes &lt;= "0000" when "0000",</text:p>
      <text:p text:style-name="P1"><text:s text:c="23"/>"0001" when "0001",</text:p>
      <text:p text:style-name="P1"><text:s text:c="23"/>"0010" when "0010",</text:p>
      <text:p text:style-name="P1"><text:s text:c="23"/>"0011" when "0011",</text:p>
      <text:p text:style-name="P1"><text:s text:c="23"/>"0100" when "0100",</text:p>
      <text:p text:style-name="P1"><text:s text:c="23"/>"0101" when "0101",</text:p>
      <text:p text:style-name="P1"><text:s text:c="23"/>"0110" when "0110",</text:p>
      <text:p text:style-name="P1"><text:s text:c="23"/>"0111" when "0111",</text:p>
      <text:p text:style-name="P1"><text:s text:c="23"/>"1000" when "1000",</text:p>
      <text:p text:style-name="P1"><text:s text:c="23"/>"1001" when "1001",</text:p>
      <text:p text:style-name="P1"><text:s text:c="23"/>-------------------</text:p>
      <text:p text:style-name="P1"><text:s text:c="23"/>"0000" when "1010",</text:p>
      <text:p text:style-name="P1"><text:s text:c="23"/>"0001" when "1011",</text:p>
      <text:p text:style-name="P1"><text:s text:c="23"/>"0010" when "1100",</text:p>
      <text:p text:style-name="P1"><text:s text:c="23"/>"0011" when "1101",</text:p>
      <text:p text:style-name="P1"><text:s text:c="23"/>"0100" when "1110",</text:p>
      <text:p text:style-name="P1"><text:s text:c="23"/>"0101" when "1111",</text:p>
      <text:p text:style-name="P1"><text:s text:c="23"/>(others =&gt; '0') when others;</text:p>
      <text:p text:style-name="P1"/>
      <text:p text:style-name="P1"><text:s text:c="4"/>with binary4Bit select</text:p>
      <text:p text:style-name="P1"><text:s text:c="8"/>decimalTens &lt;= "0000" when "0000",</text:p>
      <text:p text:style-name="P1"><text:s text:c="23"/>"0000" when "0001",</text:p>
      <text:p text:style-name="P1"><text:s text:c="23"/>"0000" when "0010",</text:p>
      <text:p text:style-name="P1"><text:s text:c="23"/>"0000" when "0011",</text:p>
      <text:p text:style-name="P1"><text:s text:c="23"/>"0000" when "0100",</text:p>
      <text:p text:style-name="P1"><text:s text:c="23"/>"0000" when "0101",</text:p>
      <text:p text:style-name="P1"><text:s text:c="23"/>"0000" when "0110",</text:p>
      <text:p text:style-name="P1"><text:s text:c="23"/>"0000" when "0111",</text:p>
      <text:p text:style-name="P1"><text:s text:c="23"/>"0000" when "1000",</text:p>
      <text:p text:style-name="P1"><text:s text:c="23"/>"0000" when "1001",</text:p>
      <text:p text:style-name="P1"><text:s text:c="23"/>-------------------</text:p>
      <text:p text:style-name="P1"><text:s text:c="23"/>"0001" when "1010",</text:p>
      <text:p text:style-name="P1"><text:s text:c="23"/>"0001" when "1011",</text:p>
      <text:p text:style-name="P1"><text:s text:c="23"/>"0001" when "1100",</text:p>
      <text:p text:style-name="P1"><text:s text:c="23"/>"0001" when "1101",</text:p>
      <text:p text:style-name="P1"><text:s text:c="23"/>"0001" when "1110",</text:p>
      <text:p text:style-name="P1"><text:s text:c="23"/>"0001" when "1111",</text:p>
      <text:p text:style-name="P1"><text:s text:c="23"/>(others =&gt; '0') when others;</text:p>
      <text:p text:style-name="P1">end architecture BCD_ARCH;</text:p>
      <text:p text:style-name="P1"><text:soft-page-break/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--</text:p>
      <text:p text:style-name="P1">--Title: Memory Game</text:p>
      <text:p text:style-name="P1">--Name: Nathaniel Roberts, Mitch Walker</text:p>
      <text:p text:style-name="P1">--Date: 4/23/25</text:p>
      <text:p text:style-name="P1">--Prof: Scott Tippens</text:p>
      <text:p text:style-name="P1">--Desc: Memory Game testbench file</text:p>
      <text:p text:style-name="P1">-- <text:s text:c="5"/>This file uses seperate processes to find what the numerical display numbers</text:p>
      <text:p text:style-name="P1">-- <text:s text:c="5"/>are and output the cooresponding one pulse wide switch signal </text:p>
      <text:p text:style-name="P1">-- <text:s text:c="5"/></text:p>
      <text:p text:style-name="P1">-- <text:s text:c="5"/>The testbench can be configured for any timing range based on the generic </text:p>
      <text:p text:style-name="P1">-- <text:s text:c="5"/>parameters.</text:p>
      <text:p text:style-name="P1">------------------------------------------------------------------------------------</text:p>
      <text:p text:style-name="P1"/>
      <text:p text:style-name="P1">entity MemoryGameTB is</text:p>
      <text:p text:style-name="P1">end entity;</text:p>
      <text:p text:style-name="P1"/>
      <text:p text:style-name="P1">architecture Behavioral of MemoryGameTB is</text:p>
      <text:p text:style-name="P1"/>
      <text:p text:style-name="P1"><text:s text:c="4"/>------------------------------------------------------------------------------------</text:p>
      <text:p text:style-name="P1"><text:s text:c="4"/>--Unit under test definition</text:p>
      <text:p text:style-name="P1"><text:s text:c="4"/>------------------------------------------------------------------------------------</text:p>
      <text:p text:style-name="P1"><text:s text:c="4"/>component MemoryGame</text:p>
      <text:p text:style-name="P1"><text:s text:c="8"/>generic(</text:p>
      <text:p text:style-name="P1"><text:s text:c="12"/>MAX_COUNT_SCALER : integer;</text:p>
      <text:p text:style-name="P1"><text:s text:c="12"/>SCALE_AMOUNT <text:s text:c="4"/>: integer;</text:p>
      <text:p text:style-name="P1"><text:s text:c="12"/>MAX_TOGGLE_COUNT : integer;</text:p>
      <text:p text:style-name="P1"><text:s text:c="12"/>BLINK_COUNT <text:s text:c="5"/>: integer</text:p>
      <text:p text:style-name="P1"><text:s text:c="8"/>);</text:p>
      <text:p text:style-name="P1"><text:s text:c="8"/>port(</text:p>
      <text:p text:style-name="P1"><text:s text:c="12"/>switches <text:s text:c="3"/>: in <text:s/>std_logic_vector(15 downto 0);</text:p>
      <text:p text:style-name="P1"><text:s text:c="12"/>start <text:s text:c="6"/>: in <text:s/>std_logic;</text:p>
      <text:p text:style-name="P1"><text:s text:c="12"/>clock <text:s text:c="6"/>: in <text:s/>std_logic;</text:p>
      <text:p text:style-name="P1"><text:s text:c="12"/>reset <text:s text:c="6"/>: in <text:s/>std_logic;</text:p>
      <text:p text:style-name="P1"><text:s text:c="12"/>leds <text:s text:c="7"/>: out std_logic_vector(15 downto 0);</text:p>
      <text:p text:style-name="P1"><text:s text:c="12"/>outputScore : out std_logic_vector(7 downto 0);</text:p>
      <text:p text:style-name="P1"><text:s text:c="12"/>blanks <text:s text:c="5"/>: out std_logic_vector(3 downto 0)</text:p>
      <text:p text:style-name="P1"><text:s text:c="8"/>);</text:p>
      <text:p text:style-name="P1"><text:s text:c="4"/>end component MemoryGame; <text:s text:c="3"/></text:p>
      <text:p text:style-name="P1"/>
      <text:p text:style-name="P1"><text:s text:c="4"/>------------------------------------------------------------------------------------</text:p>
      <text:p text:style-name="P1"><text:s text:c="4"/>--testbench signals</text:p>
      <text:p text:style-name="P1"><text:s text:c="4"/>------------------------------------------------------------------------------------</text:p>
      <text:p text:style-name="P1"><text:s text:c="4"/>signal switches : std_logic_vector(15 downto 0) := (others =&gt; '0');</text:p>
      <text:p text:style-name="P1"><text:s text:c="4"/>signal start : std_logic;</text:p>
      <text:p text:style-name="P1"><text:s text:c="4"/>signal clock : std_logic;</text:p>
      <text:p text:style-name="P1"><text:s text:c="4"/>signal reset : std_logic;</text:p>
      <text:p text:style-name="P1"><text:s text:c="4"/>signal leds : std_logic_vector(15 downto 0);</text:p>
      <text:p text:style-name="P1"><text:s text:c="4"/>signal blanks : std_logic_vector(3 downto 0);</text:p>
      <text:p text:style-name="P1"><text:s text:c="4"/>signal outputScore : std_logic_vector(7 downto 0);</text:p>
      <text:p text:style-name="P1"/>
      <text:p text:style-name="P1"><text:s text:c="4"/>constant CLOCK_PERIOD <text:s text:c="4"/>: time := 10 ns;</text:p>
      <text:p text:style-name="P1"><text:s text:c="4"/>constant MAX_COUNT_SCALER : integer := 0;</text:p>
      <text:p text:style-name="P1"><text:s text:c="4"/>constant SCALE_AMOUNT <text:s text:c="4"/>: integer := 50;</text:p>
      <text:p text:style-name="P1"><text:s text:c="4"/>constant MAX_TOGGLE_COUNT : integer := 100;</text:p>
      <text:p text:style-name="P1"><text:s text:c="4"/>constant BLINK_COUNT <text:s text:c="5"/>: integer := 25;</text:p>
      <text:p text:style-name="P1"/>
      <text:p text:style-name="P1"><text:s text:c="4"/>type testVector_t is array(0 to 4) of integer;</text:p>
      <text:p text:style-name="P1"><text:s text:c="4"/>signal number_reg : testVector_t;</text:p>
      <text:p text:style-name="P1"/>
      <text:p text:style-name="P1"><text:s text:c="4"/>signal load_number_regEN : std_logic := '0';</text:p>
      <text:p text:style-name="P1"><text:s text:c="4"/>signal load_number_reg_completeEN : std_logic := '0';</text:p>
      <text:p text:style-name="P1"/>
      <text:p text:style-name="P1"><text:s text:c="4"/>--MAX_TOGGLE_COUNT * CLOCK_PERIOD = 1000</text:p>
      <text:p text:style-name="P1"><text:soft-page-break/><text:s text:c="4"/>constant getNumberDelay : time := 1000 ns;</text:p>
      <text:p text:style-name="P1"><text:s text:c="4"/>--BLINK_COUNT * COCK_PERIOD = 250</text:p>
      <text:p text:style-name="P1"><text:s text:c="4"/>--25 * 10 = 250</text:p>
      <text:p text:style-name="P1"><text:s text:c="4"/>constant patternDelay : time := 250 ns;</text:p>
      <text:p text:style-name="P1"/>
      <text:p text:style-name="P1"/>
      <text:p text:style-name="P1">begin</text:p>
      <text:p text:style-name="P1"/>
      <text:p text:style-name="P1"><text:s text:c="4"/>------------------------------------------------------------------------------------</text:p>
      <text:p text:style-name="P1"><text:s text:c="4"/>--Design instantiation</text:p>
      <text:p text:style-name="P1"><text:s text:c="4"/>------------------------------------------------------------------------------------</text:p>
      <text:p text:style-name="P1"><text:s text:c="4"/>UUT : MemoryGame</text:p>
      <text:p text:style-name="P1"><text:s text:c="4"/>generic map(</text:p>
      <text:p text:style-name="P1"><text:s text:c="8"/>MAX_COUNT_SCALER =&gt; MAX_COUNT_SCALER,</text:p>
      <text:p text:style-name="P1"><text:s text:c="8"/>SCALE_AMOUNT <text:s text:c="4"/>=&gt; SCALE_AMOUNT,</text:p>
      <text:p text:style-name="P1"><text:s text:c="8"/>MAX_TOGGLE_COUNT =&gt; MAX_TOGGLE_COUNT,</text:p>
      <text:p text:style-name="P1"><text:s text:c="8"/>BLINK_COUNT <text:s text:c="5"/>=&gt; BLINK_COUNT</text:p>
      <text:p text:style-name="P1"><text:s text:c="4"/>)</text:p>
      <text:p text:style-name="P1"><text:s text:c="4"/>port map(</text:p>
      <text:p text:style-name="P1"><text:s text:c="8"/>switches <text:s text:c="9"/>=&gt; switches,</text:p>
      <text:p text:style-name="P1"><text:s text:c="8"/>start <text:s text:c="12"/>=&gt; start,</text:p>
      <text:p text:style-name="P1"><text:s text:c="8"/>clock <text:s text:c="12"/>=&gt; clock,</text:p>
      <text:p text:style-name="P1"><text:s text:c="8"/>reset <text:s text:c="12"/>=&gt; reset,</text:p>
      <text:p text:style-name="P1"/>
      <text:p text:style-name="P1"><text:s text:c="8"/>------------------outputs</text:p>
      <text:p text:style-name="P1"><text:s text:c="8"/>leds <text:s text:c="13"/>=&gt; leds,</text:p>
      <text:p text:style-name="P1"><text:s text:c="8"/>outputScore <text:s text:c="6"/>=&gt; outputScore,</text:p>
      <text:p text:style-name="P1"><text:s text:c="8"/>blanks <text:s text:c="11"/>=&gt; blanks</text:p>
      <text:p text:style-name="P1"><text:s text:c="4"/>);</text:p>
      <text:p text:style-name="P1"/>
      <text:p text:style-name="P1"/>
      <text:p text:style-name="P1"><text:s text:c="4"/>------------------------------------------------------------------------------------</text:p>
      <text:p text:style-name="P1"><text:s text:c="4"/>-- Clock generator</text:p>
      <text:p text:style-name="P1"><text:s text:c="4"/>------------------------------------------------------------------------------------</text:p>
      <text:p text:style-name="P1"><text:s text:c="4"/>CLOCK_GEN : process</text:p>
      <text:p text:style-name="P1"><text:s text:c="4"/>begin</text:p>
      <text:p text:style-name="P1"><text:s text:c="8"/>clock &lt;= '0';</text:p>
      <text:p text:style-name="P1"><text:s text:c="8"/>wait for (CLOCK_PERIOD / 2);</text:p>
      <text:p text:style-name="P1"><text:s text:c="8"/>clock &lt;= '1';</text:p>
      <text:p text:style-name="P1"><text:s text:c="8"/>wait for (CLOCK_PERIOD / 2);</text:p>
      <text:p text:style-name="P1"><text:s text:c="4"/>end process;</text:p>
      <text:p text:style-name="P1"/>
      <text:p text:style-name="P1"><text:s text:c="4"/>------------------------------------------------------------------------------------</text:p>
      <text:p text:style-name="P1"><text:s text:c="4"/>-- Reset button generator</text:p>
      <text:p text:style-name="P1"><text:s text:c="4"/>------------------------------------------------------------------------------------</text:p>
      <text:p text:style-name="P1"><text:s text:c="4"/>RESET_GEN : process</text:p>
      <text:p text:style-name="P1"><text:s text:c="4"/>begin</text:p>
      <text:p text:style-name="P1"><text:s text:c="8"/>wait until rising_edge(clock);</text:p>
      <text:p text:style-name="P1"><text:s text:c="8"/>wait until rising_edge(clock);</text:p>
      <text:p text:style-name="P1"><text:s text:c="8"/>reset &lt;= '1';</text:p>
      <text:p text:style-name="P1"><text:s text:c="8"/>wait until rising_edge(clock);</text:p>
      <text:p text:style-name="P1"><text:s text:c="8"/>reset &lt;= '0';</text:p>
      <text:p text:style-name="P1"><text:s text:c="8"/>wait;</text:p>
      <text:p text:style-name="P1"><text:s text:c="4"/>end process;</text:p>
      <text:p text:style-name="P1"/>
      <text:p text:style-name="P1"><text:s text:c="4"/>------------------------------------------------------------------------------------</text:p>
      <text:p text:style-name="P1"><text:s text:c="4"/>-- This process can scan the output of the switches and assign those values into </text:p>
      <text:p text:style-name="P1"><text:s text:c="4"/>-- an array of integers.</text:p>
      <text:p text:style-name="P1"><text:s text:c="4"/>------------------------------------------------------------------------------------</text:p>
      <text:p text:style-name="P1"><text:s text:c="4"/>TEST_REGISTER : process</text:p>
      <text:p text:style-name="P1"><text:s text:c="4"/>begin</text:p>
      <text:p text:style-name="P1"><text:s text:c="8"/>wait until rising_edge(load_number_regEN);</text:p>
      <text:p text:style-name="P1"><text:s text:c="8"/>wait for getNumberDelay;</text:p>
      <text:p text:style-name="P1"><text:s text:c="8"/>for k in 0 to 4 loop</text:p>
      <text:p text:style-name="P1"><text:s text:c="12"/>for i in 0 to 15 loop</text:p>
      <text:p text:style-name="P1"><text:s text:c="16"/>if leds(i) = '1' then</text:p>
      <text:p text:style-name="P1"><text:s text:c="20"/>number_reg(k) &lt;= i;</text:p>
      <text:p text:style-name="P1"><text:soft-page-break/><text:s text:c="16"/>end if;</text:p>
      <text:p text:style-name="P1"><text:s text:c="12"/>end loop;</text:p>
      <text:p text:style-name="P1"><text:s text:c="12"/>wait for getNumberDelay; --dont start i loop until next number pops up</text:p>
      <text:p text:style-name="P1"><text:s text:c="12"/>wait for getNumberDelay; </text:p>
      <text:p text:style-name="P1"><text:s text:c="8"/>end loop;</text:p>
      <text:p text:style-name="P1"/>
      <text:p text:style-name="P1"><text:s text:c="8"/>load_number_reg_completeEN &lt;= '1';</text:p>
      <text:p text:style-name="P1"><text:s text:c="8"/>wait until rising_edge(clock); </text:p>
      <text:p text:style-name="P1"><text:s text:c="8"/>load_number_reg_completeEN &lt;= '0';</text:p>
      <text:p text:style-name="P1"><text:s text:c="8"/>wait until rising_edge(clock); </text:p>
      <text:p text:style-name="P1"/>
      <text:p text:style-name="P1"/>
      <text:p text:style-name="P1"><text:s text:c="4"/>end process;</text:p>
      <text:p text:style-name="P1"/>
      <text:p text:style-name="P1"><text:s text:c="4"/>------------------------------------------------------------------------------------</text:p>
      <text:p text:style-name="P1"><text:s text:c="4"/>-- Main stimulus process with necessary timing procedures</text:p>
      <text:p text:style-name="P1"><text:s text:c="4"/>------------------------------------------------------------------------------------</text:p>
      <text:p text:style-name="P1"><text:s text:c="4"/>STIMULUS : process</text:p>
      <text:p text:style-name="P1"><text:s text:c="4"/>begin</text:p>
      <text:p text:style-name="P1"><text:s text:c="8"/>wait for 500 ns;</text:p>
      <text:p text:style-name="P1"/>
      <text:p text:style-name="P1"><text:s text:c="8"/>start &lt;= '1'; <text:s text:c="18"/>--start button pressed</text:p>
      <text:p text:style-name="P1"><text:s text:c="8"/>wait until rising_edge(clock);</text:p>
      <text:p text:style-name="P1"><text:s text:c="8"/>start &lt;= '0';</text:p>
      <text:p text:style-name="P1"><text:s text:c="8"/>wait until rising_edge(clock);</text:p>
      <text:p text:style-name="P1"/>
      <text:p text:style-name="P1"><text:s text:c="8"/>--first round-------------------------------------------------------------------</text:p>
      <text:p text:style-name="P1"><text:s text:c="8"/>load_number_regEN &lt;= '1'; <text:s text:c="7"/>--trigger the TEST_REGISTER process</text:p>
      <text:p text:style-name="P1"><text:s text:c="8"/>wait until rising_edge(clock); <text:s text:c="2"/>--to load numbers as the numbers are brought up.</text:p>
      <text:p text:style-name="P1"><text:s text:c="8"/>load_number_regEN &lt;= '0';</text:p>
      <text:p text:style-name="P1"><text:s text:c="8"/>wait until rising_edge(clock);</text:p>
      <text:p text:style-name="P1"/>
      <text:p text:style-name="P1"><text:s text:c="8"/>wait until rising_edge(load_number_reg_completeEN); --wait for the loop to be done</text:p>
      <text:p text:style-name="P1"/>
      <text:p text:style-name="P1"><text:s text:c="8"/>switches(number_reg(0)) &lt;= '1'; --plug in numbers</text:p>
      <text:p text:style-name="P1"><text:s text:c="8"/>wait until rising_edge(clock);</text:p>
      <text:p text:style-name="P1"><text:s text:c="8"/>switches(number_reg(0)) &lt;= '0';</text:p>
      <text:p text:style-name="P1"><text:s text:c="8"/>wait until rising_edge(clock);</text:p>
      <text:p text:style-name="P1"/>
      <text:p text:style-name="P1"><text:s text:c="8"/>switches(number_reg(1)) &lt;= '1';</text:p>
      <text:p text:style-name="P1"><text:s text:c="8"/>wait until rising_edge(clock);</text:p>
      <text:p text:style-name="P1"><text:s text:c="8"/>switches(number_reg(1)) &lt;= '0';</text:p>
      <text:p text:style-name="P1"><text:s text:c="8"/>wait until rising_edge(clock);</text:p>
      <text:p text:style-name="P1"/>
      <text:p text:style-name="P1"><text:s text:c="8"/>switches(number_reg(2)) &lt;= '1';</text:p>
      <text:p text:style-name="P1"><text:s text:c="8"/>wait until rising_edge(clock);</text:p>
      <text:p text:style-name="P1"><text:s text:c="8"/>switches(number_reg(2)) &lt;= '0';</text:p>
      <text:p text:style-name="P1"><text:s text:c="8"/>wait until rising_edge(clock);</text:p>
      <text:p text:style-name="P1"/>
      <text:p text:style-name="P1"><text:s text:c="8"/>switches(number_reg(3)) &lt;= '1';</text:p>
      <text:p text:style-name="P1"><text:s text:c="8"/>wait until rising_edge(clock);</text:p>
      <text:p text:style-name="P1"><text:s text:c="8"/>switches(number_reg(3)) &lt;= '0';</text:p>
      <text:p text:style-name="P1"><text:s text:c="8"/>wait until rising_edge(clock);</text:p>
      <text:p text:style-name="P1"/>
      <text:p text:style-name="P1"><text:s text:c="8"/>switches(number_reg(4)) &lt;= '1';</text:p>
      <text:p text:style-name="P1"><text:s text:c="8"/>wait until rising_edge(clock);</text:p>
      <text:p text:style-name="P1"><text:s text:c="8"/>switches(number_reg(4)) &lt;= '0';</text:p>
      <text:p text:style-name="P1"><text:s text:c="8"/>wait until rising_edge(clock);</text:p>
      <text:p text:style-name="P1"/>
      <text:p text:style-name="P1"><text:s text:c="8"/>--second round------------------------------------------------------------------</text:p>
      <text:p text:style-name="P1"><text:s text:c="8"/>wait for 2000 ns;</text:p>
      <text:p text:style-name="P1"/>
      <text:p text:style-name="P1"><text:s text:c="8"/>load_number_regEN &lt;= '1'; <text:s text:c="7"/>--trigger the TEST_REGISTER process</text:p>
      <text:p text:style-name="P1"><text:s text:c="8"/>wait until rising_edge(clock); <text:s text:c="2"/>--to load numbers as the numbers are brought up.</text:p>
      <text:p text:style-name="P1"><text:s text:c="8"/>load_number_regEN &lt;= '0';</text:p>
      <text:p text:style-name="P1"><text:s text:c="8"/>wait until rising_edge(clock);</text:p>
      <text:p text:style-name="P1"/>
      <text:p text:style-name="P1"><text:soft-page-break/><text:s text:c="8"/>wait until rising_edge(load_number_reg_completeEN); --wait for the loop to be done</text:p>
      <text:p text:style-name="P1"/>
      <text:p text:style-name="P1"><text:s text:c="8"/>switches(number_reg(0)) &lt;= '1'; --plug in numbers</text:p>
      <text:p text:style-name="P1"><text:s text:c="8"/>wait until rising_edge(clock);</text:p>
      <text:p text:style-name="P1"><text:s text:c="8"/>switches(number_reg(0)) &lt;= '0';</text:p>
      <text:p text:style-name="P1"><text:s text:c="8"/>wait until rising_edge(clock);</text:p>
      <text:p text:style-name="P1"/>
      <text:p text:style-name="P1"><text:s text:c="8"/>switches(number_reg(1)) &lt;= '1';</text:p>
      <text:p text:style-name="P1"><text:s text:c="8"/>wait until rising_edge(clock);</text:p>
      <text:p text:style-name="P1"><text:s text:c="8"/>switches(number_reg(1)) &lt;= '0';</text:p>
      <text:p text:style-name="P1"><text:s text:c="8"/>wait until rising_edge(clock);</text:p>
      <text:p text:style-name="P1"/>
      <text:p text:style-name="P1"><text:s text:c="8"/>switches(number_reg(2)) &lt;= '1';</text:p>
      <text:p text:style-name="P1"><text:s text:c="8"/>wait until rising_edge(clock);</text:p>
      <text:p text:style-name="P1"><text:s text:c="8"/>switches(number_reg(2)) &lt;= '0';</text:p>
      <text:p text:style-name="P1"><text:s text:c="8"/>wait until rising_edge(clock);</text:p>
      <text:p text:style-name="P1"/>
      <text:p text:style-name="P1"><text:s text:c="8"/>switches(number_reg(3)) &lt;= '1';</text:p>
      <text:p text:style-name="P1"><text:s text:c="8"/>wait until rising_edge(clock);</text:p>
      <text:p text:style-name="P1"><text:s text:c="8"/>switches(number_reg(3)) &lt;= '0';</text:p>
      <text:p text:style-name="P1"><text:s text:c="8"/>wait until rising_edge(clock);</text:p>
      <text:p text:style-name="P1"/>
      <text:p text:style-name="P1"><text:s text:c="8"/>switches(number_reg(4)) &lt;= '1';</text:p>
      <text:p text:style-name="P1"><text:s text:c="8"/>wait until rising_edge(clock);</text:p>
      <text:p text:style-name="P1"><text:s text:c="8"/>switches(number_reg(4)) &lt;= '0';</text:p>
      <text:p text:style-name="P1"><text:s text:c="8"/>wait until rising_edge(clock);</text:p>
      <text:p text:style-name="P1"/>
      <text:p text:style-name="P1"><text:s text:c="8"/>--third round--------------------------------------------------------------------</text:p>
      <text:p text:style-name="P1"><text:s text:c="8"/>wait for 1100 ns;</text:p>
      <text:p text:style-name="P1"/>
      <text:p text:style-name="P1"><text:s text:c="8"/>load_number_regEN &lt;= '1'; <text:s text:c="7"/>--trigger the TEST_REGISTER process</text:p>
      <text:p text:style-name="P1"><text:s text:c="8"/>wait until rising_edge(clock); <text:s text:c="2"/>--to load numbers as the numbers are brought up.</text:p>
      <text:p text:style-name="P1"><text:s text:c="8"/>load_number_regEN &lt;= '0';</text:p>
      <text:p text:style-name="P1"><text:s text:c="8"/>wait until rising_edge(clock);</text:p>
      <text:p text:style-name="P1"/>
      <text:p text:style-name="P1"><text:s text:c="8"/>wait until rising_edge(load_number_reg_completeEN); --wait for the loop to be done</text:p>
      <text:p text:style-name="P1"/>
      <text:p text:style-name="P1"><text:s text:c="8"/>switches(number_reg(0)) &lt;= '1'; --plug in numbers</text:p>
      <text:p text:style-name="P1"><text:s text:c="8"/>wait until rising_edge(clock);</text:p>
      <text:p text:style-name="P1"><text:s text:c="8"/>switches(number_reg(0)) &lt;= '0';</text:p>
      <text:p text:style-name="P1"><text:s text:c="8"/>wait until rising_edge(clock);</text:p>
      <text:p text:style-name="P1"/>
      <text:p text:style-name="P1"><text:s text:c="8"/>switches(number_reg(1)) &lt;= '1';</text:p>
      <text:p text:style-name="P1"><text:s text:c="8"/>wait until rising_edge(clock);</text:p>
      <text:p text:style-name="P1"><text:s text:c="8"/>switches(number_reg(1)) &lt;= '0';</text:p>
      <text:p text:style-name="P1"><text:s text:c="8"/>wait until rising_edge(clock);</text:p>
      <text:p text:style-name="P1"/>
      <text:p text:style-name="P1"><text:s text:c="8"/>switches(number_reg(2)) &lt;= '1';</text:p>
      <text:p text:style-name="P1"><text:s text:c="8"/>wait until rising_edge(clock);</text:p>
      <text:p text:style-name="P1"><text:s text:c="8"/>switches(number_reg(2)) &lt;= '0';</text:p>
      <text:p text:style-name="P1"><text:s text:c="8"/>wait until rising_edge(clock);</text:p>
      <text:p text:style-name="P1"/>
      <text:p text:style-name="P1"><text:s text:c="8"/>switches(number_reg(3)) &lt;= '1';</text:p>
      <text:p text:style-name="P1"><text:s text:c="8"/>wait until rising_edge(clock);</text:p>
      <text:p text:style-name="P1"><text:s text:c="8"/>switches(number_reg(3)) &lt;= '0';</text:p>
      <text:p text:style-name="P1"><text:s text:c="8"/>wait until rising_edge(clock);</text:p>
      <text:p text:style-name="P1"/>
      <text:p text:style-name="P1"><text:s text:c="8"/>switches(number_reg(4)) &lt;= '1';</text:p>
      <text:p text:style-name="P1"><text:s text:c="8"/>wait until rising_edge(clock);</text:p>
      <text:p text:style-name="P1"><text:s text:c="8"/>switches(number_reg(4)) &lt;= '0';</text:p>
      <text:p text:style-name="P1"><text:s text:c="8"/>wait until rising_edge(clock);</text:p>
      <text:p text:style-name="P1"><text:s text:c="8"/>wait;</text:p>
      <text:p text:style-name="P1"><text:s text:c="4"/>end process;</text:p>
      <text:p text:style-name="P1"><text:s text:c="4"/></text:p>
      <text:p text:style-name="P1">end architecture Behavioral ;</text:p>
      <text:p text:style-name="P1"/>
      <text:p text:style-name="P1"/>
      <text:p text:style-name="P1"><text:soft-page-break/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--</text:p>
      <text:p text:style-name="P1">--Title: MemoryGame</text:p>
      <text:p text:style-name="P1">--Name: Nathaniel Roberts, Mitch Walker</text:p>
      <text:p text:style-name="P1">--Date: 4/23/25</text:p>
      <text:p text:style-name="P1">--Prof: Scott Tippens</text:p>
      <text:p text:style-name="P1">--Desc: Wrapper file</text:p>
      <text:p text:style-name="P1">-- <text:s text:c="5"/></text:p>
      <text:p text:style-name="P1">-- <text:s text:c="5"/>This Top wrapper uses 3 generate statements for the array of 16 switches</text:p>
      <text:p text:style-name="P1">-- <text:s text:c="5"/>The first in the signal chain is a SynchronizerChain component to handle </text:p>
      <text:p text:style-name="P1">-- <text:s text:c="5"/>meta stability. The second component debounces the switches and the final </text:p>
      <text:p text:style-name="P1">-- <text:s text:c="5"/>component pulsees each switch.</text:p>
      <text:p text:style-name="P1">-- <text:s text:c="5"/></text:p>
      <text:p text:style-name="P1">-- <text:s text:c="5"/>The same hardware signal chain exists for the start button.</text:p>
      <text:p text:style-name="P1">-- <text:s text:c="5"/></text:p>
      <text:p text:style-name="P1">------------------------------------------------------------------------------------</text:p>
      <text:p text:style-name="P1"/>
      <text:p text:style-name="P1">entity MemoryGame_Basys3 is</text:p>
      <text:p text:style-name="P1"><text:s text:c="4"/>generic(</text:p>
      <text:p text:style-name="P1"><text:s text:c="8"/>NUM_OF_SWITCHES : integer := 16;</text:p>
      <text:p text:style-name="P1"><text:s text:c="8"/>CHAIN_SIZE : integer := 2;</text:p>
      <text:p text:style-name="P1"><text:s text:c="8"/>DELAY_COUNT : integer := 10_000_000 --10ms on a 100MHz clock = 1M</text:p>
      <text:p text:style-name="P1"><text:s text:c="8"/>);</text:p>
      <text:p text:style-name="P1"><text:s text:c="4"/>port(</text:p>
      <text:p text:style-name="P1"><text:s text:c="8"/>sw : in std_logic_vector(NUM_OF_SWITCHES-1 downto 0);</text:p>
      <text:p text:style-name="P1"><text:s text:c="8"/>btnC : in std_logic; --start/restart button</text:p>
      <text:p text:style-name="P1"><text:s text:c="8"/>btnD : in std_logic; --reset/blanks the screens</text:p>
      <text:p text:style-name="P1"><text:s text:c="8"/>clk : in std_logic;</text:p>
      <text:p text:style-name="P1"/>
      <text:p text:style-name="P1"><text:s text:c="8"/>led : out std_logic_vector(15 downto 0);</text:p>
      <text:p text:style-name="P1"><text:s text:c="8"/>an <text:s/>: out std_logic_vector(3 downto 0);</text:p>
      <text:p text:style-name="P1"><text:s text:c="8"/>seg : out std_logic_vector(6 downto 0)</text:p>
      <text:p text:style-name="P1"><text:s text:c="4"/>);</text:p>
      <text:p text:style-name="P1">end entity;</text:p>
      <text:p text:style-name="P1"/>
      <text:p text:style-name="P1"/>
      <text:p text:style-name="P1">architecture MemoryGame_Basys3_ARCH of MemoryGame_Basys3 is</text:p>
      <text:p text:style-name="P1"/>
      <text:p text:style-name="P1"><text:s text:c="4"/>------------------------------------------------------------------------------------</text:p>
      <text:p text:style-name="P1"><text:s text:c="4"/>--component definitions</text:p>
      <text:p text:style-name="P1"><text:s text:c="4"/>------------------------------------------------------------------------------------</text:p>
      <text:p text:style-name="P1"><text:s text:c="4"/>component MemoryGame</text:p>
      <text:p text:style-name="P1"><text:s text:c="4"/><text:tab/>generic(</text:p>
      <text:p text:style-name="P1"><text:s text:c="4"/><text:tab/><text:tab/>MAX_COUNT_SCALER : integer;</text:p>
      <text:p text:style-name="P1"><text:s text:c="4"/><text:tab/><text:tab/>SCALE_AMOUNT <text:s text:c="4"/>: integer;</text:p>
      <text:p text:style-name="P1"><text:s text:c="4"/><text:tab/><text:tab/>MAX_TOGGLE_COUNT : integer;</text:p>
      <text:p text:style-name="P1"><text:s text:c="4"/><text:tab/><text:tab/>BLINK_COUNT <text:s text:c="5"/>: integer</text:p>
      <text:p text:style-name="P1"><text:s text:c="8"/>);</text:p>
      <text:p text:style-name="P1"><text:s text:c="4"/><text:tab/>port(</text:p>
      <text:p text:style-name="P1"><text:s text:c="4"/><text:tab/><text:tab/>switches <text:s text:c="3"/>: in <text:s/>std_logic_vector(15 downto 0);</text:p>
      <text:p text:style-name="P1"><text:s text:c="4"/><text:tab/><text:tab/>start <text:s text:c="6"/>: in <text:s/>std_logic;</text:p>
      <text:p text:style-name="P1"><text:s text:c="4"/><text:tab/><text:tab/>clock <text:s text:c="6"/>: in <text:s/>std_logic;</text:p>
      <text:p text:style-name="P1"><text:s text:c="4"/><text:tab/><text:tab/>reset <text:s text:c="6"/>: in <text:s/>std_logic;</text:p>
      <text:p text:style-name="P1"><text:s text:c="4"/><text:tab/><text:tab/>leds <text:s text:c="7"/>: out std_logic_vector(15 downto 0);</text:p>
      <text:p text:style-name="P1"><text:s text:c="4"/><text:tab/><text:tab/>outputScore : out std_logic_vector(7 downto 0);</text:p>
      <text:p text:style-name="P1"><text:s text:c="4"/><text:tab/><text:tab/>blanks <text:s text:c="5"/>: out std_logic_vector(3 downto 0)</text:p>
      <text:p text:style-name="P1"><text:s text:c="4"/><text:tab/>);</text:p>
      <text:p text:style-name="P1"><text:s text:c="4"/>end component MemoryGame;</text:p>
      <text:p text:style-name="P1"/>
      <text:p text:style-name="P1"><text:s text:c="4"/>component SevenSegmentDriver is</text:p>
      <text:p text:style-name="P1"><text:s text:c="8"/>port(</text:p>
      <text:p text:style-name="P1"><text:s text:c="12"/>reset: in std_logic;</text:p>
      <text:p text:style-name="P1"><text:s text:c="12"/>clock: in std_logic;</text:p>
      <text:p text:style-name="P1"/>
      <text:p text:style-name="P1"><text:soft-page-break/><text:s text:c="12"/>digit3: in std_logic_vector(3 downto 0); <text:s text:c="3"/>--leftmost digit</text:p>
      <text:p text:style-name="P1"><text:s text:c="12"/>digit2: in std_logic_vector(3 downto 0); <text:s text:c="3"/>--2nd from left digit</text:p>
      <text:p text:style-name="P1"><text:s text:c="12"/>digit1: in std_logic_vector(3 downto 0); <text:s text:c="3"/>--3rd from left digit</text:p>
      <text:p text:style-name="P1"><text:s text:c="12"/>digit0: in std_logic_vector(3 downto 0); <text:s text:c="3"/>--rightmost digit</text:p>
      <text:p text:style-name="P1"/>
      <text:p text:style-name="P1"><text:s text:c="12"/>blank3: in std_logic; <text:s text:c="3"/>--leftmost digit</text:p>
      <text:p text:style-name="P1"><text:s text:c="12"/>blank2: in std_logic; <text:s text:c="3"/>--2nd from left digit</text:p>
      <text:p text:style-name="P1"><text:s text:c="12"/>blank1: in std_logic; <text:s text:c="3"/>--3rd from left digit</text:p>
      <text:p text:style-name="P1"><text:s text:c="12"/>blank0: in std_logic; <text:s text:c="3"/>--rightmost digit</text:p>
      <text:p text:style-name="P1"/>
      <text:p text:style-name="P1"><text:s text:c="12"/>sevenSegs: out std_logic_vector(6 downto 0); <text:s text:c="3"/>--MSB=g, LSB=a</text:p>
      <text:p text:style-name="P1"><text:s text:c="12"/>anodes: <text:s text:c="3"/>out std_logic_vector(3 downto 0) <text:s text:c="3"/>--MSB=leftmost digit</text:p>
      <text:p text:style-name="P1"><text:s text:c="8"/>);</text:p>
      <text:p text:style-name="P1"><text:s text:c="4"/>end component;</text:p>
      <text:p text:style-name="P1"/>
      <text:p text:style-name="P1"><text:s text:c="4"/>component SynchronizerChain is</text:p>
      <text:p text:style-name="P1"><text:s text:c="8"/>generic (CHAIN_SIZE: positive);</text:p>
      <text:p text:style-name="P1"><text:s text:c="8"/>port (</text:p>
      <text:p text:style-name="P1"><text:s text:c="12"/>reset: <text:s text:c="3"/>in <text:s/>std_logic;</text:p>
      <text:p text:style-name="P1"><text:s text:c="12"/>clock: <text:s text:c="3"/>in <text:s/>std_logic;</text:p>
      <text:p text:style-name="P1"><text:s text:c="12"/>asyncIn: <text:s/>in <text:s/>std_logic;</text:p>
      <text:p text:style-name="P1"><text:s text:c="12"/>syncOut: <text:s/>out std_logic</text:p>
      <text:p text:style-name="P1"><text:s text:c="8"/>);</text:p>
      <text:p text:style-name="P1"><text:s text:c="4"/>end component;</text:p>
      <text:p text:style-name="P1"/>
      <text:p text:style-name="P1"><text:s text:c="4"/>component Debouncer is</text:p>
      <text:p text:style-name="P1"><text:s text:c="8"/>generic( DELAY_COUNT : positive);</text:p>
      <text:p text:style-name="P1"><text:s text:c="8"/>port(</text:p>
      <text:p text:style-name="P1"><text:s text:c="12"/>bitIn : in std_logic;</text:p>
      <text:p text:style-name="P1"><text:s text:c="12"/>clock : in std_logic;</text:p>
      <text:p text:style-name="P1"><text:s text:c="12"/>reset : in std_logic;</text:p>
      <text:p text:style-name="P1"/>
      <text:p text:style-name="P1"><text:s text:c="12"/>debouncedOut : out std_logic</text:p>
      <text:p text:style-name="P1"><text:s text:c="8"/>);</text:p>
      <text:p text:style-name="P1"><text:s text:c="4"/>end component;</text:p>
      <text:p text:style-name="P1"/>
      <text:p text:style-name="P1"><text:s text:c="4"/>component LevelDetector is</text:p>
      <text:p text:style-name="P1"><text:s text:c="8"/>port (</text:p>
      <text:p text:style-name="P1"><text:s text:c="12"/>reset: <text:s text:c="4"/>in <text:s/>std_logic;</text:p>
      <text:p text:style-name="P1"><text:s text:c="12"/>clock: <text:s text:c="4"/>in <text:s/>std_logic;</text:p>
      <text:p text:style-name="P1"><text:s text:c="12"/>trigger: <text:s text:c="2"/>in <text:s/>std_logic;</text:p>
      <text:p text:style-name="P1"><text:s text:c="12"/>pulseOut: <text:s/>out std_logic</text:p>
      <text:p text:style-name="P1"><text:s text:c="8"/>);</text:p>
      <text:p text:style-name="P1"><text:s text:c="4"/>end component;</text:p>
      <text:p text:style-name="P1"/>
      <text:p text:style-name="P1"><text:s text:c="4"/>-------------------------------------------------------------------------------</text:p>
      <text:p text:style-name="P1"><text:s text:c="4"/>-- synchronized 16 bit wide vector of switches</text:p>
      <text:p text:style-name="P1"><text:s text:c="4"/>-- vector is fed to a debouncer then finally a pulse controller</text:p>
      <text:p text:style-name="P1"><text:s text:c="4"/>-------------------------------------------------------------------------------</text:p>
      <text:p text:style-name="P1"><text:s text:c="4"/>signal synchedSwitches : std_logic_vector(NUM_OF_SWITCHES-1 downto 0);</text:p>
      <text:p text:style-name="P1"><text:s text:c="4"/>signal debouncedSwitches : std_logic_vector(NUM_OF_SWITCHES-1 downto 0);</text:p>
      <text:p text:style-name="P1"><text:s text:c="4"/>signal pulsedSwitches : std_logic_vector(NUM_OF_SWITCHES-1 downto 0);</text:p>
      <text:p text:style-name="P1"/>
      <text:p text:style-name="P1"><text:s text:c="4"/>-------------------------------------------------------------------------------</text:p>
      <text:p text:style-name="P1"><text:s text:c="4"/>-- synchronised start button signal path</text:p>
      <text:p text:style-name="P1"><text:s text:c="4"/>-------------------------------------------------------------------------------</text:p>
      <text:p text:style-name="P1"><text:s text:c="4"/>signal startButtonSync : std_logic;</text:p>
      <text:p text:style-name="P1"><text:s text:c="4"/>signal startButtonDebounced : std_logic;</text:p>
      <text:p text:style-name="P1"><text:s text:c="4"/>signal startButtonPulsed : std_logic;</text:p>
      <text:p text:style-name="P1"/>
      <text:p text:style-name="P1"><text:s text:c="4"/>-------------------------------------------------------------------------------</text:p>
      <text:p text:style-name="P1"><text:s text:c="4"/>--signals for SevenSegmentDriver component</text:p>
      <text:p text:style-name="P1"><text:s text:c="4"/>-------------------------------------------------------------------------------</text:p>
      <text:p text:style-name="P1"><text:s text:c="4"/>signal blanks : std_logic_vector(3 downto 0);</text:p>
      <text:p text:style-name="P1"><text:s text:c="4"/>signal outputScore : std_logic_vector(7 downto 0);</text:p>
      <text:p text:style-name="P1"/>
      <text:p text:style-name="P1"/>
      <text:p text:style-name="P1"><text:soft-page-break/><text:s text:c="4"/>begin------------------------------------------------------------------------------begin</text:p>
      <text:p text:style-name="P1"/>
      <text:p text:style-name="P1"><text:s text:c="4"/>------------------------------------------------------------------------------------</text:p>
      <text:p text:style-name="P1"><text:s text:c="4"/>--component insantiations</text:p>
      <text:p text:style-name="P1"><text:s text:c="4"/>------------------------------------------------------------------------------------</text:p>
      <text:p text:style-name="P1"/>
      <text:p text:style-name="P1"><text:s text:c="4"/>MEMORY_GAME : component MemoryGame </text:p>
      <text:p text:style-name="P1"><text:s text:c="8"/>generic map(</text:p>
      <text:p text:style-name="P1"><text:s text:c="8"/><text:tab/>MAX_COUNT_SCALER =&gt; 90_000_000,</text:p>
      <text:p text:style-name="P1"><text:s text:c="8"/><text:tab/>SCALE_AMOUNT <text:s text:c="4"/>=&gt; 15_000_000,</text:p>
      <text:p text:style-name="P1"><text:s text:c="8"/><text:tab/>MAX_TOGGLE_COUNT =&gt; 100_000_000,</text:p>
      <text:p text:style-name="P1"><text:s text:c="8"/><text:tab/>BLINK_COUNT <text:s text:c="5"/>=&gt; 25_000_000</text:p>
      <text:p text:style-name="P1"><text:s text:c="8"/>)</text:p>
      <text:p text:style-name="P1"><text:s text:c="4"/>port map(</text:p>
      <text:p text:style-name="P1"><text:s text:c="8"/>switches <text:s text:c="8"/>=&gt; pulsedSwitches,</text:p>
      <text:p text:style-name="P1"/>
      <text:p text:style-name="P1"><text:s text:c="8"/>start <text:s text:c="11"/>=&gt; startButtonPulsed,</text:p>
      <text:p text:style-name="P1"/>
      <text:p text:style-name="P1"><text:s text:c="8"/>clock <text:s text:c="11"/>=&gt; clk,</text:p>
      <text:p text:style-name="P1"><text:s text:c="8"/>reset <text:s text:c="11"/>=&gt; btnD,</text:p>
      <text:p text:style-name="P1"/>
      <text:p text:style-name="P1"><text:s text:c="8"/>leds <text:s text:c="12"/>=&gt; led,</text:p>
      <text:p text:style-name="P1"/>
      <text:p text:style-name="P1"><text:s text:c="8"/>outputScore <text:s text:c="5"/>=&gt; outputScore,</text:p>
      <text:p text:style-name="P1"/>
      <text:p text:style-name="P1"><text:s text:c="8"/>blanks <text:s text:c="10"/>=&gt; blanks</text:p>
      <text:p text:style-name="P1"><text:s text:c="4"/>);</text:p>
      <text:p text:style-name="P1"/>
      <text:p text:style-name="P1"><text:s text:c="4"/>SEGMENT_DRIVER : component SevenSegmentDriver port map(</text:p>
      <text:p text:style-name="P1"><text:s text:c="8"/>reset <text:s text:c="4"/>=&gt; btnD,</text:p>
      <text:p text:style-name="P1"><text:s text:c="8"/>clock <text:s text:c="4"/>=&gt; clk,</text:p>
      <text:p text:style-name="P1"/>
      <text:p text:style-name="P1"><text:s text:c="8"/>digit3 <text:s text:c="3"/>=&gt; outputScore(7 downto 4),</text:p>
      <text:p text:style-name="P1"><text:s text:c="8"/>digit2 <text:s text:c="3"/>=&gt; outputScore(3 downto 0),</text:p>
      <text:p text:style-name="P1"><text:s text:c="8"/>digit1 <text:s text:c="3"/>=&gt; "0000",</text:p>
      <text:p text:style-name="P1"><text:s text:c="8"/>digit0 <text:s text:c="3"/>=&gt; "0000",</text:p>
      <text:p text:style-name="P1"/>
      <text:p text:style-name="P1"><text:s text:c="8"/>blank3 <text:s text:c="3"/>=&gt; blanks(3),</text:p>
      <text:p text:style-name="P1"><text:s text:c="8"/>blank2 <text:s text:c="3"/>=&gt; blanks(2),</text:p>
      <text:p text:style-name="P1"><text:s text:c="8"/>blank1 <text:s text:c="3"/>=&gt; blanks(1),</text:p>
      <text:p text:style-name="P1"><text:s text:c="8"/>blank0 <text:s text:c="3"/>=&gt; blanks(0),</text:p>
      <text:p text:style-name="P1"/>
      <text:p text:style-name="P1"/>
      <text:p text:style-name="P1"><text:s text:c="8"/>sevenSegs =&gt; seg,</text:p>
      <text:p text:style-name="P1"><text:s text:c="8"/>anodes <text:s text:c="3"/>=&gt; an</text:p>
      <text:p text:style-name="P1"><text:s text:c="4"/>);</text:p>
      <text:p text:style-name="P1"/>
      <text:p text:style-name="P1"><text:s text:c="4"/>------------------------------------------------------------------------------------</text:p>
      <text:p text:style-name="P1"><text:s text:c="4"/>-- generate chain of 2 flip-flops for each vector switch element</text:p>
      <text:p text:style-name="P1"><text:s text:c="4"/>------------------------------------------------------------------------------------</text:p>
      <text:p text:style-name="P1"><text:s text:c="4"/>SYNC : for i in 0 to NUM_OF_SWITCHES-1 generate</text:p>
      <text:p text:style-name="P1"><text:s text:c="8"/>SYNC_X : component SynchronizerChain</text:p>
      <text:p text:style-name="P1"><text:s text:c="12"/>generic map(</text:p>
      <text:p text:style-name="P1"><text:s text:c="16"/>CHAIN_SIZE =&gt; CHAIN_SIZE</text:p>
      <text:p text:style-name="P1"><text:s text:c="12"/>)</text:p>
      <text:p text:style-name="P1"><text:s text:c="12"/>port map(</text:p>
      <text:p text:style-name="P1"><text:s text:c="16"/>reset <text:s text:c="2"/>=&gt; btnD,</text:p>
      <text:p text:style-name="P1"><text:s text:c="16"/>clock <text:s text:c="2"/>=&gt; clk,</text:p>
      <text:p text:style-name="P1"><text:s text:c="16"/>asyncIn =&gt; sw(i),</text:p>
      <text:p text:style-name="P1"><text:s text:c="16"/>syncOut =&gt; synchedSwitches(i) --all switches now clock synced</text:p>
      <text:p text:style-name="P1"><text:s text:c="12"/>);</text:p>
      <text:p text:style-name="P1"><text:s text:c="4"/>end generate;</text:p>
      <text:p text:style-name="P1"/>
      <text:p text:style-name="P1"><text:s text:c="4"/>------------------------------------------------------------------------------------</text:p>
      <text:p text:style-name="P1"><text:s text:c="4"/>-- generate debounce control for each vector switch element</text:p>
      <text:p text:style-name="P1"><text:s text:c="4"/>------------------------------------------------------------------------------------</text:p>
      <text:p text:style-name="P1"><text:s text:c="4"/>DEBOUNCE : for i in 0 to NUM_OF_SWITCHES-1 generate</text:p>
      <text:p text:style-name="P1"><text:soft-page-break/><text:s text:c="8"/>DEBOUNCE_X : component Debouncer</text:p>
      <text:p text:style-name="P1"><text:s text:c="12"/>generic map(</text:p>
      <text:p text:style-name="P1"><text:s text:c="16"/>DELAY_COUNT =&gt; DELAY_COUNT</text:p>
      <text:p text:style-name="P1"><text:s text:c="12"/>)</text:p>
      <text:p text:style-name="P1"><text:s text:c="12"/>port map(</text:p>
      <text:p text:style-name="P1"><text:s text:c="16"/>bitIn <text:s text:c="7"/>=&gt; synchedSwitches(i),</text:p>
      <text:p text:style-name="P1"><text:s text:c="16"/>clock <text:s text:c="7"/>=&gt; clk,</text:p>
      <text:p text:style-name="P1"><text:s text:c="16"/>reset <text:s text:c="7"/>=&gt; btnD,</text:p>
      <text:p text:style-name="P1"><text:s text:c="16"/>debouncedOut =&gt; debouncedSwitches(i) --all switches now debounced</text:p>
      <text:p text:style-name="P1"><text:s text:c="12"/>);</text:p>
      <text:p text:style-name="P1"><text:s text:c="4"/>end generate;</text:p>
      <text:p text:style-name="P1"/>
      <text:p text:style-name="P1"><text:s text:c="4"/>------------------------------------------------------------------------------------</text:p>
      <text:p text:style-name="P1"><text:s text:c="4"/>-- make each switch pulse, once per activation, reset once the switch is down</text:p>
      <text:p text:style-name="P1"><text:s text:c="4"/>------------------------------------------------------------------------------------</text:p>
      <text:p text:style-name="P1"><text:s text:c="4"/>PULSE : for i in 0 to NUM_OF_SWITCHES-1 generate</text:p>
      <text:p text:style-name="P1"><text:s text:c="8"/>PULSE_X : component LevelDetector</text:p>
      <text:p text:style-name="P1"><text:s text:c="12"/>port map(</text:p>
      <text:p text:style-name="P1"><text:s text:c="16"/>reset <text:s text:c="3"/>=&gt; btnD,</text:p>
      <text:p text:style-name="P1"><text:s text:c="16"/>clock <text:s text:c="3"/>=&gt; clk,</text:p>
      <text:p text:style-name="P1"><text:s text:c="16"/>trigger <text:s/>=&gt; debouncedSwitches(i),</text:p>
      <text:p text:style-name="P1"><text:s text:c="16"/>pulseOut =&gt; pulsedSwitches(i) --all switches now pulse controlled</text:p>
      <text:p text:style-name="P1"><text:s text:c="12"/>);</text:p>
      <text:p text:style-name="P1"><text:s text:c="4"/>end generate;</text:p>
      <text:p text:style-name="P1"/>
      <text:p text:style-name="P1"/>
      <text:p text:style-name="P1"><text:s text:c="4"/>------------------------------------------------------------------------------------</text:p>
      <text:p text:style-name="P1"><text:s text:c="4"/>-- The following 3 components synchronize, debounce and pulse the start button.</text:p>
      <text:p text:style-name="P1"><text:s text:c="4"/>------------------------------------------------------------------------------------</text:p>
      <text:p text:style-name="P1"><text:s text:c="4"/>START_BUTTON_SYNC : SynchronizerChain</text:p>
      <text:p text:style-name="P1"><text:s text:c="8"/>generic map(</text:p>
      <text:p text:style-name="P1"><text:s text:c="12"/>CHAIN_SIZE =&gt; CHAIN_SIZE</text:p>
      <text:p text:style-name="P1"><text:s text:c="8"/>)</text:p>
      <text:p text:style-name="P1"><text:s text:c="8"/>port map(</text:p>
      <text:p text:style-name="P1"><text:s text:c="12"/>reset <text:s text:c="2"/>=&gt; btnD,</text:p>
      <text:p text:style-name="P1"><text:s text:c="12"/>clock <text:s text:c="2"/>=&gt; clk,</text:p>
      <text:p text:style-name="P1"><text:s text:c="12"/>asyncIn =&gt; btnC,</text:p>
      <text:p text:style-name="P1"><text:s text:c="12"/>syncOut =&gt; startButtonSync --start button is now synced</text:p>
      <text:p text:style-name="P1"><text:s text:c="4"/>);</text:p>
      <text:p text:style-name="P1"/>
      <text:p text:style-name="P1"><text:s text:c="4"/>START_BUTTON_DEBOUNCE : component Debouncer</text:p>
      <text:p text:style-name="P1"><text:s text:c="8"/>generic map(</text:p>
      <text:p text:style-name="P1"><text:s text:c="12"/>DELAY_COUNT =&gt; DELAY_COUNT</text:p>
      <text:p text:style-name="P1"><text:s text:c="8"/>)</text:p>
      <text:p text:style-name="P1"><text:s text:c="8"/>port map(</text:p>
      <text:p text:style-name="P1"><text:s text:c="12"/>bitIn <text:s text:c="7"/>=&gt; startButtonSync,</text:p>
      <text:p text:style-name="P1"><text:s text:c="12"/>clock <text:s text:c="7"/>=&gt; clk,</text:p>
      <text:p text:style-name="P1"><text:s text:c="12"/>reset <text:s text:c="7"/>=&gt; btnD,</text:p>
      <text:p text:style-name="P1"><text:s text:c="12"/>debouncedOut =&gt; startButtonDebounced --start button is now debounced</text:p>
      <text:p text:style-name="P1"><text:s text:c="4"/>);</text:p>
      <text:p text:style-name="P1"/>
      <text:p text:style-name="P1"><text:s text:c="4"/>START_BUTTON_PULSE : LevelDetector </text:p>
      <text:p text:style-name="P1"><text:s text:c="8"/>port map(</text:p>
      <text:p text:style-name="P1"><text:s text:c="12"/>reset <text:s text:c="3"/>=&gt; btnD,</text:p>
      <text:p text:style-name="P1"><text:s text:c="12"/>clock <text:s text:c="3"/>=&gt; clk,</text:p>
      <text:p text:style-name="P1"><text:s text:c="12"/>trigger <text:s/>=&gt; startButtonDebounced,</text:p>
      <text:p text:style-name="P1"><text:s text:c="12"/>pulseOut =&gt; startButtonPulsed --start button is now pulsed</text:p>
      <text:p text:style-name="P1"><text:s text:c="4"/>);</text:p>
      <text:p text:style-name="P1"/>
      <text:p text:style-name="P1">end MemoryGame_Basys3_ARCH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brary ieee;</text:p>
      <text:p text:style-name="P1">use ieee.std_logic_1164.all;</text:p>
      <text:p text:style-name="P1">use ieee.numeric_std.all;</text:p>
      <text:p text:style-name="P1"/>
      <text:p text:style-name="P1">------------------------------------------------------------------------------------</text:p>
      <text:p text:style-name="P1">--Title: Debouncer.vhd</text:p>
      <text:p text:style-name="P1">--Name: Nathaniel Roberts, Mitch Walker</text:p>
      <text:p text:style-name="P1">--Date: 4/23/25</text:p>
      <text:p text:style-name="P1">--Prof: Scott Tippens</text:p>
      <text:p text:style-name="P1">--Desc: Counter based denouncing component.</text:p>
      <text:p text:style-name="P1">-- <text:s text:c="5"/>This component checks to see if the user input has remained in its position</text:p>
      <text:p text:style-name="P1">-- <text:s text:c="5"/>for the full duration of the count. If that signal input is different than the </text:p>
      <text:p text:style-name="P1">-- <text:s text:c="5"/>output and the counter has also not yet reached its terminal value, then the </text:p>
      <text:p text:style-name="P1">-- <text:s text:c="5"/>input is not yet stable and the component keeps the signal from reflecting to </text:p>
      <text:p text:style-name="P1">-- <text:s text:c="5"/>the output.</text:p>
      <text:p text:style-name="P1">------------------------------------------------------------------------------------</text:p>
      <text:p text:style-name="P1"/>
      <text:p text:style-name="P1">entity Debouncer is</text:p>
      <text:p text:style-name="P1"><text:s text:c="4"/>generic(</text:p>
      <text:p text:style-name="P1"><text:s text:c="8"/>DELAY_COUNT : positive</text:p>
      <text:p text:style-name="P1"><text:s text:c="4"/>);</text:p>
      <text:p text:style-name="P1"><text:s text:c="4"/>port(</text:p>
      <text:p text:style-name="P1"><text:s text:c="8"/>bitIn : in std_logic;</text:p>
      <text:p text:style-name="P1"><text:s text:c="8"/>clock : in std_logic;</text:p>
      <text:p text:style-name="P1"><text:s text:c="8"/>reset : in std_logic;</text:p>
      <text:p text:style-name="P1"/>
      <text:p text:style-name="P1"><text:s text:c="8"/>debouncedOut : out std_logic</text:p>
      <text:p text:style-name="P1"><text:s text:c="4"/>);</text:p>
      <text:p text:style-name="P1">end entity Debouncer;</text:p>
      <text:p text:style-name="P1"/>
      <text:p text:style-name="P1"/>
      <text:p text:style-name="P1">architecture Debouncer_ARCH of Debouncer is</text:p>
      <text:p text:style-name="P1"><text:s text:c="4"/>signal counter : integer range 0 to DELAY_COUNT;</text:p>
      <text:p text:style-name="P1"><text:s text:c="4"/>signal bitReg : std_logic;</text:p>
      <text:p text:style-name="P1">begin</text:p>
      <text:p text:style-name="P1"><text:s text:c="4"/>SCAN_INPUT : process(clock, reset)</text:p>
      <text:p text:style-name="P1"><text:s text:c="4"/>begin</text:p>
      <text:p text:style-name="P1"><text:s text:c="8"/>if reset = '1' then</text:p>
      <text:p text:style-name="P1"><text:s text:c="12"/>counter &lt;= 0;</text:p>
      <text:p text:style-name="P1"><text:s text:c="8"/>elsif rising_edge(clock) then</text:p>
      <text:p text:style-name="P1"><text:s text:c="12"/>if bitIn /= bitReg and counter &lt; DELAY_COUNT then</text:p>
      <text:p text:style-name="P1"><text:s text:c="16"/>counter &lt;= counter + 1;</text:p>
      <text:p text:style-name="P1"><text:s text:c="12"/>elsif counter &gt;= DELAY_COUNT then</text:p>
      <text:p text:style-name="P1"><text:s text:c="16"/>bitReg &lt;= bitIn;</text:p>
      <text:p text:style-name="P1"><text:s text:c="16"/>counter &lt;= 0;</text:p>
      <text:p text:style-name="P1"><text:s text:c="12"/>else</text:p>
      <text:p text:style-name="P1"><text:s text:c="16"/>counter &lt;= 0;</text:p>
      <text:p text:style-name="P1"><text:s text:c="12"/>end if;</text:p>
      <text:p text:style-name="P1"><text:s text:c="8"/>end if;</text:p>
      <text:p text:style-name="P1"><text:s text:c="4"/>end process;</text:p>
      <text:p text:style-name="P1"><text:s text:c="4"/>debouncedOut &lt;= bitReg;</text:p>
      <text:p text:style-name="P1">end architecture Debouncer_ARCH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43in" fo:margin-right="0.395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4:16:42.933003940</meta:creation-date>
    <dc:date>2025-04-23T14:31:39.644857186</dc:date>
    <meta:editing-duration>PT3M36S</meta:editing-duration>
    <meta:editing-cycles>1</meta:editing-cycles>
    <meta:document-statistic meta:table-count="0" meta:image-count="0" meta:object-count="0" meta:page-count="32" meta:paragraph-count="1653" meta:word-count="6494" meta:character-count="68660" meta:non-whitespace-character-count="48102"/>
    <meta:generator>LibreOffice/24.2.7.2$Linux_X86_64 LibreOffice_project/420$Build-2</meta:generator>
  </office:meta>
</office:document-meta>
</file>